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5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64" table:style-name="ta1">
        <table:table-column table:style-name="co1" table:default-cell-style-name="Default"/>
        <table:table-row table:style-name="ro1">
          <table:table-cell/>
        </table:table-row>
      </table:table>
      <table:table table:name="loss_128" table:style-name="ta1">
        <table:table-column table:style-name="co3" table:default-cell-style-name="Default"/>
        <table:table-row table:style-name="ro1">
          <table:table-cell/>
        </table:table-row>
      </table:table>
      <table:table table:name="loss_256" table:style-name="ta1">
        <table:table-column table:style-name="co4" table:default-cell-style-name="Default"/>
        <table:table-row table:style-name="ro1">
          <table:table-cell/>
        </table:table-row>
      </table:table>
      <table:table table:name="loss_512" table:style-name="ta1">
        <table:table-column table:style-name="co5" table:default-cell-style-name="Default"/>
        <table:table-row table:style-name="ro1">
          <table:table-cell/>
        </table:table-row>
      </table:table>
      <table:table table:name="loss_1024" table:style-name="ta1">
        <table:table-column table:style-name="co6" table:default-cell-style-name="Default"/>
        <table:table-row table:style-name="ro1">
          <table:table-cell/>
        </table:table-row>
      </table:table>
      <table:table table:name="loss_2048" table:style-name="ta1">
        <table:table-column table:style-name="co7" table:default-cell-style-name="Default"/>
        <table:table-row table:style-name="ro1">
          <table:table-cell/>
        </table:table-row>
      </table:table>
      <table:table table:name="loss_analysis" table:style-name="ta1">
        <table:shapes>
          <draw:frame draw:z-index="0" draw:style-name="gr1" draw:text-style-name="P1" svg:width="6.5315in" svg:height="5.2579in" svg:x="3.5898in" svg:y="2.3114in">
            <draw:object draw:notify-on-update-of-ranges="loss_analysis.B2:loss_analysis.AE2 loss_analysis.A3:loss_analysis.A3 loss_analysis.B3:loss_analysis.AE3 loss_analysis.A4:loss_analysis.A4 loss_analysis.B4:loss_analysis.AE4 loss_analysis.A5:loss_analysis.A5 loss_analysis.B5:loss_analysis.AE5 loss_analysis.A6:loss_analysis.A6 loss_analysis.B6:loss_analysis.AE6 loss_analysis.A7:loss_analysis.A7 loss_analysis.B7:loss_analysis.AE7 loss_analysis.A8:loss_analysis.A8 loss_analysis.B8:loss_analysi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loss_64.B1:.B64])" office:value-type="string" office:string-value="" calcext:value-type="error">
            <text:p>#DIV/0!</text:p>
          </table:table-cell>
          <table:table-cell table:formula="of:=AVERAGE([$loss_64.C1:.C64])" office:value-type="string" office:string-value="" calcext:value-type="error">
            <text:p>#DIV/0!</text:p>
          </table:table-cell>
          <table:table-cell table:formula="of:=AVERAGE([$loss_64.D1:.D64])" office:value-type="string" office:string-value="" calcext:value-type="error">
            <text:p>#DIV/0!</text:p>
          </table:table-cell>
          <table:table-cell table:formula="of:=AVERAGE([$loss_64.E1:.E64])" office:value-type="string" office:string-value="" calcext:value-type="error">
            <text:p>#DIV/0!</text:p>
          </table:table-cell>
          <table:table-cell table:formula="of:=AVERAGE([$loss_64.F1:.F64])" office:value-type="string" office:string-value="" calcext:value-type="error">
            <text:p>#DIV/0!</text:p>
          </table:table-cell>
          <table:table-cell table:formula="of:=AVERAGE([$loss_64.G1:.G64])" office:value-type="string" office:string-value="" calcext:value-type="error">
            <text:p>#DIV/0!</text:p>
          </table:table-cell>
          <table:table-cell table:formula="of:=AVERAGE([$loss_64.H1:.H64])" office:value-type="string" office:string-value="" calcext:value-type="error">
            <text:p>#DIV/0!</text:p>
          </table:table-cell>
          <table:table-cell table:formula="of:=AVERAGE([$loss_64.I1:.I64])" office:value-type="string" office:string-value="" calcext:value-type="error">
            <text:p>#DIV/0!</text:p>
          </table:table-cell>
          <table:table-cell table:formula="of:=AVERAGE([$loss_64.J1:.J64])" office:value-type="string" office:string-value="" calcext:value-type="error">
            <text:p>#DIV/0!</text:p>
          </table:table-cell>
          <table:table-cell table:formula="of:=AVERAGE([$loss_64.K1:.K64])" office:value-type="string" office:string-value="" calcext:value-type="error">
            <text:p>#DIV/0!</text:p>
          </table:table-cell>
          <table:table-cell table:formula="of:=AVERAGE([$loss_64.L1:.L64])" office:value-type="string" office:string-value="" calcext:value-type="error">
            <text:p>#DIV/0!</text:p>
          </table:table-cell>
          <table:table-cell table:formula="of:=AVERAGE([$loss_64.M1:.M64])" office:value-type="string" office:string-value="" calcext:value-type="error">
            <text:p>#DIV/0!</text:p>
          </table:table-cell>
          <table:table-cell table:formula="of:=AVERAGE([$loss_64.N1:.N64])" office:value-type="string" office:string-value="" calcext:value-type="error">
            <text:p>#DIV/0!</text:p>
          </table:table-cell>
          <table:table-cell table:formula="of:=AVERAGE([$loss_64.O1:.O64])" office:value-type="string" office:string-value="" calcext:value-type="error">
            <text:p>#DIV/0!</text:p>
          </table:table-cell>
          <table:table-cell table:formula="of:=AVERAGE([$loss_64.P1:.P64])" office:value-type="string" office:string-value="" calcext:value-type="error">
            <text:p>#DIV/0!</text:p>
          </table:table-cell>
          <table:table-cell table:formula="of:=AVERAGE([$loss_64.Q1:.Q64])" office:value-type="string" office:string-value="" calcext:value-type="error">
            <text:p>#DIV/0!</text:p>
          </table:table-cell>
          <table:table-cell table:formula="of:=AVERAGE([$loss_64.R1:.R64])" office:value-type="string" office:string-value="" calcext:value-type="error">
            <text:p>#DIV/0!</text:p>
          </table:table-cell>
          <table:table-cell table:formula="of:=AVERAGE([$loss_64.S1:.S64])" office:value-type="string" office:string-value="" calcext:value-type="error">
            <text:p>#DIV/0!</text:p>
          </table:table-cell>
          <table:table-cell table:formula="of:=AVERAGE([$loss_64.T1:.T64])" office:value-type="string" office:string-value="" calcext:value-type="error">
            <text:p>#DIV/0!</text:p>
          </table:table-cell>
          <table:table-cell table:formula="of:=AVERAGE([$loss_64.U1:.U64])" office:value-type="string" office:string-value="" calcext:value-type="error">
            <text:p>#DIV/0!</text:p>
          </table:table-cell>
          <table:table-cell table:formula="of:=AVERAGE([$loss_64.V1:.V64])" office:value-type="string" office:string-value="" calcext:value-type="error">
            <text:p>#DIV/0!</text:p>
          </table:table-cell>
          <table:table-cell table:formula="of:=AVERAGE([$loss_64.W1:.W64])" office:value-type="string" office:string-value="" calcext:value-type="error">
            <text:p>#DIV/0!</text:p>
          </table:table-cell>
          <table:table-cell table:formula="of:=AVERAGE([$loss_64.X1:.X64])" office:value-type="string" office:string-value="" calcext:value-type="error">
            <text:p>#DIV/0!</text:p>
          </table:table-cell>
          <table:table-cell table:formula="of:=AVERAGE([$loss_64.Y1:.Y64])" office:value-type="string" office:string-value="" calcext:value-type="error">
            <text:p>#DIV/0!</text:p>
          </table:table-cell>
          <table:table-cell table:formula="of:=AVERAGE([$loss_64.Z1:.Z64])" office:value-type="string" office:string-value="" calcext:value-type="error">
            <text:p>#DIV/0!</text:p>
          </table:table-cell>
          <table:table-cell table:formula="of:=AVERAGE([$loss_64.AA1:.AA64])" office:value-type="string" office:string-value="" calcext:value-type="error">
            <text:p>#DIV/0!</text:p>
          </table:table-cell>
          <table:table-cell table:formula="of:=AVERAGE([$loss_64.AB1:.AB64])" office:value-type="string" office:string-value="" calcext:value-type="error">
            <text:p>#DIV/0!</text:p>
          </table:table-cell>
          <table:table-cell table:formula="of:=AVERAGE([$loss_64.AC1:.AC64])" office:value-type="string" office:string-value="" calcext:value-type="error">
            <text:p>#DIV/0!</text:p>
          </table:table-cell>
          <table:table-cell table:formula="of:=AVERAGE([$loss_64.AD1:.AD64])" office:value-type="string" office:string-value="" calcext:value-type="error">
            <text:p>#DIV/0!</text:p>
          </table:table-cell>
          <table:table-cell table:formula="of:=AVERAGE([$loss_64.AE1:.AE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loss_128.B1:.B128])" office:value-type="string" office:string-value="" calcext:value-type="error">
            <text:p>#DIV/0!</text:p>
          </table:table-cell>
          <table:table-cell table:formula="of:=AVERAGE([$loss_128.C1:.C128])" office:value-type="string" office:string-value="" calcext:value-type="error">
            <text:p>#DIV/0!</text:p>
          </table:table-cell>
          <table:table-cell table:formula="of:=AVERAGE([$loss_128.D1:.D128])" office:value-type="string" office:string-value="" calcext:value-type="error">
            <text:p>#DIV/0!</text:p>
          </table:table-cell>
          <table:table-cell table:formula="of:=AVERAGE([$loss_128.E1:.E128])" office:value-type="string" office:string-value="" calcext:value-type="error">
            <text:p>#DIV/0!</text:p>
          </table:table-cell>
          <table:table-cell table:formula="of:=AVERAGE([$loss_128.F1:.F128])" office:value-type="string" office:string-value="" calcext:value-type="error">
            <text:p>#DIV/0!</text:p>
          </table:table-cell>
          <table:table-cell table:formula="of:=AVERAGE([$loss_128.G1:.G128])" office:value-type="string" office:string-value="" calcext:value-type="error">
            <text:p>#DIV/0!</text:p>
          </table:table-cell>
          <table:table-cell table:formula="of:=AVERAGE([$loss_128.H1:.H128])" office:value-type="string" office:string-value="" calcext:value-type="error">
            <text:p>#DIV/0!</text:p>
          </table:table-cell>
          <table:table-cell table:formula="of:=AVERAGE([$loss_128.I1:.I128])" office:value-type="string" office:string-value="" calcext:value-type="error">
            <text:p>#DIV/0!</text:p>
          </table:table-cell>
          <table:table-cell table:formula="of:=AVERAGE([$loss_128.J1:.J128])" office:value-type="string" office:string-value="" calcext:value-type="error">
            <text:p>#DIV/0!</text:p>
          </table:table-cell>
          <table:table-cell table:formula="of:=AVERAGE([$loss_128.K1:.K128])" office:value-type="string" office:string-value="" calcext:value-type="error">
            <text:p>#DIV/0!</text:p>
          </table:table-cell>
          <table:table-cell table:formula="of:=AVERAGE([$loss_128.L1:.L128])" office:value-type="string" office:string-value="" calcext:value-type="error">
            <text:p>#DIV/0!</text:p>
          </table:table-cell>
          <table:table-cell table:formula="of:=AVERAGE([$loss_128.M1:.M128])" office:value-type="string" office:string-value="" calcext:value-type="error">
            <text:p>#DIV/0!</text:p>
          </table:table-cell>
          <table:table-cell table:formula="of:=AVERAGE([$loss_128.N1:.N128])" office:value-type="string" office:string-value="" calcext:value-type="error">
            <text:p>#DIV/0!</text:p>
          </table:table-cell>
          <table:table-cell table:formula="of:=AVERAGE([$loss_128.O1:.O128])" office:value-type="string" office:string-value="" calcext:value-type="error">
            <text:p>#DIV/0!</text:p>
          </table:table-cell>
          <table:table-cell table:formula="of:=AVERAGE([$loss_128.P1:.P128])" office:value-type="string" office:string-value="" calcext:value-type="error">
            <text:p>#DIV/0!</text:p>
          </table:table-cell>
          <table:table-cell table:formula="of:=AVERAGE([$loss_128.Q1:.Q128])" office:value-type="string" office:string-value="" calcext:value-type="error">
            <text:p>#DIV/0!</text:p>
          </table:table-cell>
          <table:table-cell table:formula="of:=AVERAGE([$loss_128.R1:.R128])" office:value-type="string" office:string-value="" calcext:value-type="error">
            <text:p>#DIV/0!</text:p>
          </table:table-cell>
          <table:table-cell table:formula="of:=AVERAGE([$loss_128.S1:.S128])" office:value-type="string" office:string-value="" calcext:value-type="error">
            <text:p>#DIV/0!</text:p>
          </table:table-cell>
          <table:table-cell table:formula="of:=AVERAGE([$loss_128.T1:.T128])" office:value-type="string" office:string-value="" calcext:value-type="error">
            <text:p>#DIV/0!</text:p>
          </table:table-cell>
          <table:table-cell table:formula="of:=AVERAGE([$loss_128.U1:.U128])" office:value-type="string" office:string-value="" calcext:value-type="error">
            <text:p>#DIV/0!</text:p>
          </table:table-cell>
          <table:table-cell table:formula="of:=AVERAGE([$loss_128.V1:.V128])" office:value-type="string" office:string-value="" calcext:value-type="error">
            <text:p>#DIV/0!</text:p>
          </table:table-cell>
          <table:table-cell table:formula="of:=AVERAGE([$loss_128.W1:.W128])" office:value-type="string" office:string-value="" calcext:value-type="error">
            <text:p>#DIV/0!</text:p>
          </table:table-cell>
          <table:table-cell table:formula="of:=AVERAGE([$loss_128.X1:.X128])" office:value-type="string" office:string-value="" calcext:value-type="error">
            <text:p>#DIV/0!</text:p>
          </table:table-cell>
          <table:table-cell table:formula="of:=AVERAGE([$loss_128.Y1:.Y128])" office:value-type="string" office:string-value="" calcext:value-type="error">
            <text:p>#DIV/0!</text:p>
          </table:table-cell>
          <table:table-cell table:formula="of:=AVERAGE([$loss_128.Z1:.Z128])" office:value-type="string" office:string-value="" calcext:value-type="error">
            <text:p>#DIV/0!</text:p>
          </table:table-cell>
          <table:table-cell table:formula="of:=AVERAGE([$loss_128.AA1:.AA128])" office:value-type="string" office:string-value="" calcext:value-type="error">
            <text:p>#DIV/0!</text:p>
          </table:table-cell>
          <table:table-cell table:formula="of:=AVERAGE([$loss_128.AB1:.AB128])" office:value-type="string" office:string-value="" calcext:value-type="error">
            <text:p>#DIV/0!</text:p>
          </table:table-cell>
          <table:table-cell table:formula="of:=AVERAGE([$loss_128.AC1:.AC128])" office:value-type="string" office:string-value="" calcext:value-type="error">
            <text:p>#DIV/0!</text:p>
          </table:table-cell>
          <table:table-cell table:formula="of:=AVERAGE([$loss_128.AD1:.AD128])" office:value-type="string" office:string-value="" calcext:value-type="error">
            <text:p>#DIV/0!</text:p>
          </table:table-cell>
          <table:table-cell table:formula="of:=AVERAGE([$loss_128.AE1:.AE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loss_256.B1:.B256])" office:value-type="string" office:string-value="" calcext:value-type="error">
            <text:p>#DIV/0!</text:p>
          </table:table-cell>
          <table:table-cell table:formula="of:=AVERAGE([$loss_256.C1:.C256])" office:value-type="string" office:string-value="" calcext:value-type="error">
            <text:p>#DIV/0!</text:p>
          </table:table-cell>
          <table:table-cell table:formula="of:=AVERAGE([$loss_256.D1:.D256])" office:value-type="string" office:string-value="" calcext:value-type="error">
            <text:p>#DIV/0!</text:p>
          </table:table-cell>
          <table:table-cell table:formula="of:=AVERAGE([$loss_256.E1:.E256])" office:value-type="string" office:string-value="" calcext:value-type="error">
            <text:p>#DIV/0!</text:p>
          </table:table-cell>
          <table:table-cell table:formula="of:=AVERAGE([$loss_256.F1:.F256])" office:value-type="string" office:string-value="" calcext:value-type="error">
            <text:p>#DIV/0!</text:p>
          </table:table-cell>
          <table:table-cell table:formula="of:=AVERAGE([$loss_256.G1:.G256])" office:value-type="string" office:string-value="" calcext:value-type="error">
            <text:p>#DIV/0!</text:p>
          </table:table-cell>
          <table:table-cell table:formula="of:=AVERAGE([$loss_256.H1:.H256])" office:value-type="string" office:string-value="" calcext:value-type="error">
            <text:p>#DIV/0!</text:p>
          </table:table-cell>
          <table:table-cell table:formula="of:=AVERAGE([$loss_256.I1:.I256])" office:value-type="string" office:string-value="" calcext:value-type="error">
            <text:p>#DIV/0!</text:p>
          </table:table-cell>
          <table:table-cell table:formula="of:=AVERAGE([$loss_256.J1:.J256])" office:value-type="string" office:string-value="" calcext:value-type="error">
            <text:p>#DIV/0!</text:p>
          </table:table-cell>
          <table:table-cell table:formula="of:=AVERAGE([$loss_256.K1:.K256])" office:value-type="string" office:string-value="" calcext:value-type="error">
            <text:p>#DIV/0!</text:p>
          </table:table-cell>
          <table:table-cell table:formula="of:=AVERAGE([$loss_256.L1:.L256])" office:value-type="string" office:string-value="" calcext:value-type="error">
            <text:p>#DIV/0!</text:p>
          </table:table-cell>
          <table:table-cell table:formula="of:=AVERAGE([$loss_256.M1:.M256])" office:value-type="string" office:string-value="" calcext:value-type="error">
            <text:p>#DIV/0!</text:p>
          </table:table-cell>
          <table:table-cell table:formula="of:=AVERAGE([$loss_256.N1:.N256])" office:value-type="string" office:string-value="" calcext:value-type="error">
            <text:p>#DIV/0!</text:p>
          </table:table-cell>
          <table:table-cell table:formula="of:=AVERAGE([$loss_256.O1:.O256])" office:value-type="string" office:string-value="" calcext:value-type="error">
            <text:p>#DIV/0!</text:p>
          </table:table-cell>
          <table:table-cell table:formula="of:=AVERAGE([$loss_256.P1:.P256])" office:value-type="string" office:string-value="" calcext:value-type="error">
            <text:p>#DIV/0!</text:p>
          </table:table-cell>
          <table:table-cell table:formula="of:=AVERAGE([$loss_256.Q1:.Q256])" office:value-type="string" office:string-value="" calcext:value-type="error">
            <text:p>#DIV/0!</text:p>
          </table:table-cell>
          <table:table-cell table:formula="of:=AVERAGE([$loss_256.R1:.R256])" office:value-type="string" office:string-value="" calcext:value-type="error">
            <text:p>#DIV/0!</text:p>
          </table:table-cell>
          <table:table-cell table:formula="of:=AVERAGE([$loss_256.S1:.S256])" office:value-type="string" office:string-value="" calcext:value-type="error">
            <text:p>#DIV/0!</text:p>
          </table:table-cell>
          <table:table-cell table:formula="of:=AVERAGE([$loss_256.T1:.T256])" office:value-type="string" office:string-value="" calcext:value-type="error">
            <text:p>#DIV/0!</text:p>
          </table:table-cell>
          <table:table-cell table:formula="of:=AVERAGE([$loss_256.U1:.U256])" office:value-type="string" office:string-value="" calcext:value-type="error">
            <text:p>#DIV/0!</text:p>
          </table:table-cell>
          <table:table-cell table:formula="of:=AVERAGE([$loss_256.V1:.V256])" office:value-type="string" office:string-value="" calcext:value-type="error">
            <text:p>#DIV/0!</text:p>
          </table:table-cell>
          <table:table-cell table:formula="of:=AVERAGE([$loss_256.W1:.W256])" office:value-type="string" office:string-value="" calcext:value-type="error">
            <text:p>#DIV/0!</text:p>
          </table:table-cell>
          <table:table-cell table:formula="of:=AVERAGE([$loss_256.X1:.X256])" office:value-type="string" office:string-value="" calcext:value-type="error">
            <text:p>#DIV/0!</text:p>
          </table:table-cell>
          <table:table-cell table:formula="of:=AVERAGE([$loss_256.Y1:.Y256])" office:value-type="string" office:string-value="" calcext:value-type="error">
            <text:p>#DIV/0!</text:p>
          </table:table-cell>
          <table:table-cell table:formula="of:=AVERAGE([$loss_256.Z1:.Z256])" office:value-type="string" office:string-value="" calcext:value-type="error">
            <text:p>#DIV/0!</text:p>
          </table:table-cell>
          <table:table-cell table:formula="of:=AVERAGE([$loss_256.AA1:.AA256])" office:value-type="string" office:string-value="" calcext:value-type="error">
            <text:p>#DIV/0!</text:p>
          </table:table-cell>
          <table:table-cell table:formula="of:=AVERAGE([$loss_256.AB1:.AB256])" office:value-type="string" office:string-value="" calcext:value-type="error">
            <text:p>#DIV/0!</text:p>
          </table:table-cell>
          <table:table-cell table:formula="of:=AVERAGE([$loss_256.AC1:.AC256])" office:value-type="string" office:string-value="" calcext:value-type="error">
            <text:p>#DIV/0!</text:p>
          </table:table-cell>
          <table:table-cell table:formula="of:=AVERAGE([$loss_256.AD1:.AD256])" office:value-type="string" office:string-value="" calcext:value-type="error">
            <text:p>#DIV/0!</text:p>
          </table:table-cell>
          <table:table-cell table:formula="of:=AVERAGE([$loss_256.AE1:.AE2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loss_512.B1:.B512])" office:value-type="string" office:string-value="" calcext:value-type="error">
            <text:p>#DIV/0!</text:p>
          </table:table-cell>
          <table:table-cell table:formula="of:=AVERAGE([$loss_512.C1:.C512])" office:value-type="string" office:string-value="" calcext:value-type="error">
            <text:p>#DIV/0!</text:p>
          </table:table-cell>
          <table:table-cell table:formula="of:=AVERAGE([$loss_512.D1:.D512])" office:value-type="string" office:string-value="" calcext:value-type="error">
            <text:p>#DIV/0!</text:p>
          </table:table-cell>
          <table:table-cell table:formula="of:=AVERAGE([$loss_512.E1:.E512])" office:value-type="string" office:string-value="" calcext:value-type="error">
            <text:p>#DIV/0!</text:p>
          </table:table-cell>
          <table:table-cell table:formula="of:=AVERAGE([$loss_512.F1:.F512])" office:value-type="string" office:string-value="" calcext:value-type="error">
            <text:p>#DIV/0!</text:p>
          </table:table-cell>
          <table:table-cell table:formula="of:=AVERAGE([$loss_512.G1:.G512])" office:value-type="string" office:string-value="" calcext:value-type="error">
            <text:p>#DIV/0!</text:p>
          </table:table-cell>
          <table:table-cell table:formula="of:=AVERAGE([$loss_512.H1:.H512])" office:value-type="string" office:string-value="" calcext:value-type="error">
            <text:p>#DIV/0!</text:p>
          </table:table-cell>
          <table:table-cell table:formula="of:=AVERAGE([$loss_512.I1:.I512])" office:value-type="string" office:string-value="" calcext:value-type="error">
            <text:p>#DIV/0!</text:p>
          </table:table-cell>
          <table:table-cell table:formula="of:=AVERAGE([$loss_512.J1:.J512])" office:value-type="string" office:string-value="" calcext:value-type="error">
            <text:p>#DIV/0!</text:p>
          </table:table-cell>
          <table:table-cell table:formula="of:=AVERAGE([$loss_512.K1:.K512])" office:value-type="string" office:string-value="" calcext:value-type="error">
            <text:p>#DIV/0!</text:p>
          </table:table-cell>
          <table:table-cell table:formula="of:=AVERAGE([$loss_512.L1:.L512])" office:value-type="string" office:string-value="" calcext:value-type="error">
            <text:p>#DIV/0!</text:p>
          </table:table-cell>
          <table:table-cell table:formula="of:=AVERAGE([$loss_512.M1:.M512])" office:value-type="string" office:string-value="" calcext:value-type="error">
            <text:p>#DIV/0!</text:p>
          </table:table-cell>
          <table:table-cell table:formula="of:=AVERAGE([$loss_512.N1:.N512])" office:value-type="string" office:string-value="" calcext:value-type="error">
            <text:p>#DIV/0!</text:p>
          </table:table-cell>
          <table:table-cell table:formula="of:=AVERAGE([$loss_512.O1:.O512])" office:value-type="string" office:string-value="" calcext:value-type="error">
            <text:p>#DIV/0!</text:p>
          </table:table-cell>
          <table:table-cell table:formula="of:=AVERAGE([$loss_512.P1:.P512])" office:value-type="string" office:string-value="" calcext:value-type="error">
            <text:p>#DIV/0!</text:p>
          </table:table-cell>
          <table:table-cell table:formula="of:=AVERAGE([$loss_512.Q1:.Q512])" office:value-type="string" office:string-value="" calcext:value-type="error">
            <text:p>#DIV/0!</text:p>
          </table:table-cell>
          <table:table-cell table:formula="of:=AVERAGE([$loss_512.R1:.R512])" office:value-type="string" office:string-value="" calcext:value-type="error">
            <text:p>#DIV/0!</text:p>
          </table:table-cell>
          <table:table-cell table:formula="of:=AVERAGE([$loss_512.S1:.S512])" office:value-type="string" office:string-value="" calcext:value-type="error">
            <text:p>#DIV/0!</text:p>
          </table:table-cell>
          <table:table-cell table:formula="of:=AVERAGE([$loss_512.T1:.T512])" office:value-type="string" office:string-value="" calcext:value-type="error">
            <text:p>#DIV/0!</text:p>
          </table:table-cell>
          <table:table-cell table:formula="of:=AVERAGE([$loss_512.U1:.U512])" office:value-type="string" office:string-value="" calcext:value-type="error">
            <text:p>#DIV/0!</text:p>
          </table:table-cell>
          <table:table-cell table:formula="of:=AVERAGE([$loss_512.V1:.V512])" office:value-type="string" office:string-value="" calcext:value-type="error">
            <text:p>#DIV/0!</text:p>
          </table:table-cell>
          <table:table-cell table:formula="of:=AVERAGE([$loss_512.W1:.W512])" office:value-type="string" office:string-value="" calcext:value-type="error">
            <text:p>#DIV/0!</text:p>
          </table:table-cell>
          <table:table-cell table:formula="of:=AVERAGE([$loss_512.X1:.X512])" office:value-type="string" office:string-value="" calcext:value-type="error">
            <text:p>#DIV/0!</text:p>
          </table:table-cell>
          <table:table-cell table:formula="of:=AVERAGE([$loss_512.Y1:.Y512])" office:value-type="string" office:string-value="" calcext:value-type="error">
            <text:p>#DIV/0!</text:p>
          </table:table-cell>
          <table:table-cell table:formula="of:=AVERAGE([$loss_512.Z1:.Z512])" office:value-type="string" office:string-value="" calcext:value-type="error">
            <text:p>#DIV/0!</text:p>
          </table:table-cell>
          <table:table-cell table:formula="of:=AVERAGE([$loss_512.AA1:.AA512])" office:value-type="string" office:string-value="" calcext:value-type="error">
            <text:p>#DIV/0!</text:p>
          </table:table-cell>
          <table:table-cell table:formula="of:=AVERAGE([$loss_512.AB1:.AB512])" office:value-type="string" office:string-value="" calcext:value-type="error">
            <text:p>#DIV/0!</text:p>
          </table:table-cell>
          <table:table-cell table:formula="of:=AVERAGE([$loss_512.AC1:.AC512])" office:value-type="string" office:string-value="" calcext:value-type="error">
            <text:p>#DIV/0!</text:p>
          </table:table-cell>
          <table:table-cell table:formula="of:=AVERAGE([$loss_512.AD1:.AD512])" office:value-type="string" office:string-value="" calcext:value-type="error">
            <text:p>#DIV/0!</text:p>
          </table:table-cell>
          <table:table-cell table:formula="of:=AVERAGE([$loss_512.AE1:.AE5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AVERAGE([$loss_1024.B1:.B1024])" office:value-type="string" office:string-value="" calcext:value-type="error">
            <text:p>#DIV/0!</text:p>
          </table:table-cell>
          <table:table-cell table:formula="of:=AVERAGE([$loss_1024.C1:.C1024])" office:value-type="string" office:string-value="" calcext:value-type="error">
            <text:p>#DIV/0!</text:p>
          </table:table-cell>
          <table:table-cell table:formula="of:=AVERAGE([$loss_1024.D1:.D1024])" office:value-type="string" office:string-value="" calcext:value-type="error">
            <text:p>#DIV/0!</text:p>
          </table:table-cell>
          <table:table-cell table:formula="of:=AVERAGE([$loss_1024.E1:.E1024])" office:value-type="string" office:string-value="" calcext:value-type="error">
            <text:p>#DIV/0!</text:p>
          </table:table-cell>
          <table:table-cell table:formula="of:=AVERAGE([$loss_1024.F1:.F1024])" office:value-type="string" office:string-value="" calcext:value-type="error">
            <text:p>#DIV/0!</text:p>
          </table:table-cell>
          <table:table-cell table:formula="of:=AVERAGE([$loss_1024.G1:.G1024])" office:value-type="string" office:string-value="" calcext:value-type="error">
            <text:p>#DIV/0!</text:p>
          </table:table-cell>
          <table:table-cell table:formula="of:=AVERAGE([$loss_1024.H1:.H1024])" office:value-type="string" office:string-value="" calcext:value-type="error">
            <text:p>#DIV/0!</text:p>
          </table:table-cell>
          <table:table-cell table:formula="of:=AVERAGE([$loss_1024.I1:.I1024])" office:value-type="string" office:string-value="" calcext:value-type="error">
            <text:p>#DIV/0!</text:p>
          </table:table-cell>
          <table:table-cell table:formula="of:=AVERAGE([$loss_1024.J1:.J1024])" office:value-type="string" office:string-value="" calcext:value-type="error">
            <text:p>#DIV/0!</text:p>
          </table:table-cell>
          <table:table-cell table:formula="of:=AVERAGE([$loss_1024.K1:.K1024])" office:value-type="string" office:string-value="" calcext:value-type="error">
            <text:p>#DIV/0!</text:p>
          </table:table-cell>
          <table:table-cell table:formula="of:=AVERAGE([$loss_1024.L1:.L1024])" office:value-type="string" office:string-value="" calcext:value-type="error">
            <text:p>#DIV/0!</text:p>
          </table:table-cell>
          <table:table-cell table:formula="of:=AVERAGE([$loss_1024.M1:.M1024])" office:value-type="string" office:string-value="" calcext:value-type="error">
            <text:p>#DIV/0!</text:p>
          </table:table-cell>
          <table:table-cell table:formula="of:=AVERAGE([$loss_1024.N1:.N1024])" office:value-type="string" office:string-value="" calcext:value-type="error">
            <text:p>#DIV/0!</text:p>
          </table:table-cell>
          <table:table-cell table:formula="of:=AVERAGE([$loss_1024.O1:.O1024])" office:value-type="string" office:string-value="" calcext:value-type="error">
            <text:p>#DIV/0!</text:p>
          </table:table-cell>
          <table:table-cell table:formula="of:=AVERAGE([$loss_1024.P1:.P1024])" office:value-type="string" office:string-value="" calcext:value-type="error">
            <text:p>#DIV/0!</text:p>
          </table:table-cell>
          <table:table-cell table:formula="of:=AVERAGE([$loss_1024.Q1:.Q1024])" office:value-type="string" office:string-value="" calcext:value-type="error">
            <text:p>#DIV/0!</text:p>
          </table:table-cell>
          <table:table-cell table:formula="of:=AVERAGE([$loss_1024.R1:.R1024])" office:value-type="string" office:string-value="" calcext:value-type="error">
            <text:p>#DIV/0!</text:p>
          </table:table-cell>
          <table:table-cell table:formula="of:=AVERAGE([$loss_1024.S1:.S1024])" office:value-type="string" office:string-value="" calcext:value-type="error">
            <text:p>#DIV/0!</text:p>
          </table:table-cell>
          <table:table-cell table:formula="of:=AVERAGE([$loss_1024.T1:.T1024])" office:value-type="string" office:string-value="" calcext:value-type="error">
            <text:p>#DIV/0!</text:p>
          </table:table-cell>
          <table:table-cell table:formula="of:=AVERAGE([$loss_1024.U1:.U1024])" office:value-type="string" office:string-value="" calcext:value-type="error">
            <text:p>#DIV/0!</text:p>
          </table:table-cell>
          <table:table-cell table:formula="of:=AVERAGE([$loss_1024.V1:.V1024])" office:value-type="string" office:string-value="" calcext:value-type="error">
            <text:p>#DIV/0!</text:p>
          </table:table-cell>
          <table:table-cell table:formula="of:=AVERAGE([$loss_1024.W1:.W1024])" office:value-type="string" office:string-value="" calcext:value-type="error">
            <text:p>#DIV/0!</text:p>
          </table:table-cell>
          <table:table-cell table:formula="of:=AVERAGE([$loss_1024.X1:.X1024])" office:value-type="string" office:string-value="" calcext:value-type="error">
            <text:p>#DIV/0!</text:p>
          </table:table-cell>
          <table:table-cell table:formula="of:=AVERAGE([$loss_1024.Y1:.Y1024])" office:value-type="string" office:string-value="" calcext:value-type="error">
            <text:p>#DIV/0!</text:p>
          </table:table-cell>
          <table:table-cell table:formula="of:=AVERAGE([$loss_1024.Z1:.Z1024])" office:value-type="string" office:string-value="" calcext:value-type="error">
            <text:p>#DIV/0!</text:p>
          </table:table-cell>
          <table:table-cell table:formula="of:=AVERAGE([$loss_1024.AA1:.AA1024])" office:value-type="string" office:string-value="" calcext:value-type="error">
            <text:p>#DIV/0!</text:p>
          </table:table-cell>
          <table:table-cell table:formula="of:=AVERAGE([$loss_1024.AB1:.AB1024])" office:value-type="string" office:string-value="" calcext:value-type="error">
            <text:p>#DIV/0!</text:p>
          </table:table-cell>
          <table:table-cell table:formula="of:=AVERAGE([$loss_1024.AC1:.AC1024])" office:value-type="string" office:string-value="" calcext:value-type="error">
            <text:p>#DIV/0!</text:p>
          </table:table-cell>
          <table:table-cell table:formula="of:=AVERAGE([$loss_1024.AD1:.AD1024])" office:value-type="string" office:string-value="" calcext:value-type="error">
            <text:p>#DIV/0!</text:p>
          </table:table-cell>
          <table:table-cell table:formula="of:=AVERAGE([$loss_1024.AE1:.AE10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loss_2048.B1:.B2048])" office:value-type="string" office:string-value="" calcext:value-type="error">
            <text:p>#DIV/0!</text:p>
          </table:table-cell>
          <table:table-cell table:formula="of:=AVERAGE([$loss_2048.C1:.C2048])" office:value-type="string" office:string-value="" calcext:value-type="error">
            <text:p>#DIV/0!</text:p>
          </table:table-cell>
          <table:table-cell table:formula="of:=AVERAGE([$loss_2048.D1:.D2048])" office:value-type="string" office:string-value="" calcext:value-type="error">
            <text:p>#DIV/0!</text:p>
          </table:table-cell>
          <table:table-cell table:formula="of:=AVERAGE([$loss_2048.E1:.E2048])" office:value-type="string" office:string-value="" calcext:value-type="error">
            <text:p>#DIV/0!</text:p>
          </table:table-cell>
          <table:table-cell table:formula="of:=AVERAGE([$loss_2048.F1:.F2048])" office:value-type="string" office:string-value="" calcext:value-type="error">
            <text:p>#DIV/0!</text:p>
          </table:table-cell>
          <table:table-cell table:formula="of:=AVERAGE([$loss_2048.G1:.G2048])" office:value-type="string" office:string-value="" calcext:value-type="error">
            <text:p>#DIV/0!</text:p>
          </table:table-cell>
          <table:table-cell table:formula="of:=AVERAGE([$loss_2048.H1:.H2048])" office:value-type="string" office:string-value="" calcext:value-type="error">
            <text:p>#DIV/0!</text:p>
          </table:table-cell>
          <table:table-cell table:formula="of:=AVERAGE([$loss_2048.I1:.I2048])" office:value-type="string" office:string-value="" calcext:value-type="error">
            <text:p>#DIV/0!</text:p>
          </table:table-cell>
          <table:table-cell table:formula="of:=AVERAGE([$loss_2048.J1:.J2048])" office:value-type="string" office:string-value="" calcext:value-type="error">
            <text:p>#DIV/0!</text:p>
          </table:table-cell>
          <table:table-cell table:formula="of:=AVERAGE([$loss_2048.K1:.K2048])" office:value-type="string" office:string-value="" calcext:value-type="error">
            <text:p>#DIV/0!</text:p>
          </table:table-cell>
          <table:table-cell table:formula="of:=AVERAGE([$loss_2048.L1:.L2048])" office:value-type="string" office:string-value="" calcext:value-type="error">
            <text:p>#DIV/0!</text:p>
          </table:table-cell>
          <table:table-cell table:formula="of:=AVERAGE([$loss_2048.M1:.M2048])" office:value-type="string" office:string-value="" calcext:value-type="error">
            <text:p>#DIV/0!</text:p>
          </table:table-cell>
          <table:table-cell table:formula="of:=AVERAGE([$loss_2048.N1:.N2048])" office:value-type="string" office:string-value="" calcext:value-type="error">
            <text:p>#DIV/0!</text:p>
          </table:table-cell>
          <table:table-cell table:formula="of:=AVERAGE([$loss_2048.O1:.O2048])" office:value-type="string" office:string-value="" calcext:value-type="error">
            <text:p>#DIV/0!</text:p>
          </table:table-cell>
          <table:table-cell table:formula="of:=AVERAGE([$loss_2048.P1:.P2048])" office:value-type="string" office:string-value="" calcext:value-type="error">
            <text:p>#DIV/0!</text:p>
          </table:table-cell>
          <table:table-cell table:formula="of:=AVERAGE([$loss_2048.Q1:.Q2048])" office:value-type="string" office:string-value="" calcext:value-type="error">
            <text:p>#DIV/0!</text:p>
          </table:table-cell>
          <table:table-cell table:formula="of:=AVERAGE([$loss_2048.R1:.R2048])" office:value-type="string" office:string-value="" calcext:value-type="error">
            <text:p>#DIV/0!</text:p>
          </table:table-cell>
          <table:table-cell table:formula="of:=AVERAGE([$loss_2048.S1:.S2048])" office:value-type="string" office:string-value="" calcext:value-type="error">
            <text:p>#DIV/0!</text:p>
          </table:table-cell>
          <table:table-cell table:formula="of:=AVERAGE([$loss_2048.T1:.T2048])" office:value-type="string" office:string-value="" calcext:value-type="error">
            <text:p>#DIV/0!</text:p>
          </table:table-cell>
          <table:table-cell table:formula="of:=AVERAGE([$loss_2048.U1:.U2048])" office:value-type="string" office:string-value="" calcext:value-type="error">
            <text:p>#DIV/0!</text:p>
          </table:table-cell>
          <table:table-cell table:formula="of:=AVERAGE([$loss_2048.V1:.V2048])" office:value-type="string" office:string-value="" calcext:value-type="error">
            <text:p>#DIV/0!</text:p>
          </table:table-cell>
          <table:table-cell table:formula="of:=AVERAGE([$loss_2048.W1:.W2048])" office:value-type="string" office:string-value="" calcext:value-type="error">
            <text:p>#DIV/0!</text:p>
          </table:table-cell>
          <table:table-cell table:formula="of:=AVERAGE([$loss_2048.X1:.X2048])" office:value-type="string" office:string-value="" calcext:value-type="error">
            <text:p>#DIV/0!</text:p>
          </table:table-cell>
          <table:table-cell table:formula="of:=AVERAGE([$loss_2048.Y1:.Y2048])" office:value-type="string" office:string-value="" calcext:value-type="error">
            <text:p>#DIV/0!</text:p>
          </table:table-cell>
          <table:table-cell table:formula="of:=AVERAGE([$loss_2048.Z1:.Z2048])" office:value-type="string" office:string-value="" calcext:value-type="error">
            <text:p>#DIV/0!</text:p>
          </table:table-cell>
          <table:table-cell table:formula="of:=AVERAGE([$loss_2048.AA1:.AA2048])" office:value-type="string" office:string-value="" calcext:value-type="error">
            <text:p>#DIV/0!</text:p>
          </table:table-cell>
          <table:table-cell table:formula="of:=AVERAGE([$loss_2048.AB1:.AB2048])" office:value-type="string" office:string-value="" calcext:value-type="error">
            <text:p>#DIV/0!</text:p>
          </table:table-cell>
          <table:table-cell table:formula="of:=AVERAGE([$loss_2048.AC1:.AC2048])" office:value-type="string" office:string-value="" calcext:value-type="error">
            <text:p>#DIV/0!</text:p>
          </table:table-cell>
          <table:table-cell table:formula="of:=AVERAGE([$loss_2048.AD1:.AD2048])" office:value-type="string" office:string-value="" calcext:value-type="error">
            <text:p>#DIV/0!</text:p>
          </table:table-cell>
          <table:table-cell table:formula="of:=AVERAGE([$loss_2048.AE1:.AE2048])" office:value-type="string" office:string-value="" calcext:value-type="error">
            <text:p>#DIV/0!</text:p>
          </table:table-cell>
        </table:table-row>
      </table:table>
      <table:table table:name="results_6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489010810852051" calcext:value-type="float">
            <text:p>0.048901081085205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515437126159668" calcext:value-type="float">
            <text:p>0.00515437126159668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252032279968262" calcext:value-type="float">
            <text:p>0.0025203227996826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365328788757324" calcext:value-type="float">
            <text:p>0.0036532878875732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333786010742188" calcext:value-type="float">
            <text:p>0.00333786010742188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837779045104981" calcext:value-type="float">
            <text:p>0.00837779045104981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386929512023926" calcext:value-type="float">
            <text:p>0.00386929512023926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50206184387207" calcext:value-type="float">
            <text:p>0.005020618438720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114927291870117" calcext:value-type="float">
            <text:p>0.011492729187011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244450569152832" calcext:value-type="float">
            <text:p>0.0024445056915283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644922256469727" calcext:value-type="float">
            <text:p>0.000644922256469727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492191314697266" calcext:value-type="float">
            <text:p>0.00492191314697266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251531600952148" calcext:value-type="float">
            <text:p>0.0025153160095214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438380241394043" calcext:value-type="float">
            <text:p>0.0043838024139404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08735466003418" calcext:value-type="float">
            <text:p>0.0020873546600341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516128540039063" calcext:value-type="float">
            <text:p>0.0051612854003906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42271614074707" calcext:value-type="float">
            <text:p>0.004227161407470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812840461730957" calcext:value-type="float">
            <text:p>0.0081284046173095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645208358764648" calcext:value-type="float">
            <text:p>0.0064520835876464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25782585144043" calcext:value-type="float">
            <text:p>0.002578258514404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243353843688965" calcext:value-type="float">
            <text:p>0.0024335384368896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19328498840332" calcext:value-type="float">
            <text:p>0.0011932849884033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388813018798828" calcext:value-type="float">
            <text:p>0.00388813018798828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380945205688477" calcext:value-type="float">
            <text:p>0.0038094520568847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428390502929688" calcext:value-type="float">
            <text:p>0.00428390502929688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513720512390137" calcext:value-type="float">
            <text:p>0.00513720512390137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500130653381348" calcext:value-type="float">
            <text:p>0.0050013065338134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788521766662598" calcext:value-type="float">
            <text:p>0.0078852176666259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33574104309082" calcext:value-type="float">
            <text:p>0.003357410430908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444173812866211" calcext:value-type="float">
            <text:p>0.0044417381286621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270223617553711" calcext:value-type="float">
            <text:p>0.00270223617553711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282669067382813" calcext:value-type="float">
            <text:p>0.0028266906738281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293183326721191" calcext:value-type="float">
            <text:p>0.0029318332672119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17907333374023" calcext:value-type="float">
            <text:p>0.00317907333374023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418829917907715" calcext:value-type="float">
            <text:p>0.00418829917907715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36980819702148" calcext:value-type="float">
            <text:p>0.0033698081970214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278401374816895" calcext:value-type="float">
            <text:p>0.00278401374816895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820064544677734" calcext:value-type="float">
            <text:p>0.0082006454467773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104427337646484" calcext:value-type="float">
            <text:p>0.0010442733764648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600481033325195" calcext:value-type="float">
            <text:p>0.0060048103332519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48408317565918" calcext:value-type="float">
            <text:p>0.0024840831756591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510191917419434" calcext:value-type="float">
            <text:p>0.0051019191741943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180745124816895" calcext:value-type="float">
            <text:p>0.00180745124816895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23517417907715" calcext:value-type="float">
            <text:p>0.0022351741790771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76303291320801" calcext:value-type="float">
            <text:p>0.0027630329132080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22499465942383" calcext:value-type="float">
            <text:p>0.0012249946594238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163435935974121" calcext:value-type="float">
            <text:p>0.0016343593597412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411438941955566" calcext:value-type="float">
            <text:p>0.0041143894195556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282049179077148" calcext:value-type="float">
            <text:p>0.0028204917907714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336527824401855" calcext:value-type="float">
            <text:p>0.00336527824401855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384712219238281" calcext:value-type="float">
            <text:p>0.00384712219238281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642061233520508" calcext:value-type="float">
            <text:p>0.000642061233520508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37202644348145" calcext:value-type="float">
            <text:p>0.0023720264434814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435733795166016" calcext:value-type="float">
            <text:p>0.0043573379516601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212717056274414" calcext:value-type="float">
            <text:p>0.0021271705627441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34782886505127" calcext:value-type="float">
            <text:p>0.003478288650512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204706192016602" calcext:value-type="float">
            <text:p>0.0020470619201660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747013092041016" calcext:value-type="float">
            <text:p>0.0074701309204101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526022911071777" calcext:value-type="float">
            <text:p>0.0052602291107177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435709953308106" calcext:value-type="float">
            <text:p>0.00435709953308106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593018531799316" calcext:value-type="float">
            <text:p>0.0059301853179931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446510314941406" calcext:value-type="float">
            <text:p>0.0044651031494140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27100944519043" calcext:value-type="float">
            <text:p>0.0012710094451904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440478324890137" calcext:value-type="float">
            <text:p>0.00440478324890137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489497184753418" calcext:value-type="float">
            <text:p>0.0048949718475341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406050682067871" calcext:value-type="float">
            <text:p>0.0040605068206787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532364845275879" calcext:value-type="float">
            <text:p>0.0053236484527587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99365615844727" calcext:value-type="float">
            <text:p>0.00199365615844727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308609008789063" calcext:value-type="float">
            <text:p>0.0030860900878906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408601760864258" calcext:value-type="float">
            <text:p>0.0040860176086425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560283660888672" calcext:value-type="float">
            <text:p>0.00056028366088867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52642822265625" calcext:value-type="float">
            <text:p>0.0005264282226562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59969425201416" calcext:value-type="float">
            <text:p>0.0059969425201416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308012962341309" calcext:value-type="float">
            <text:p>0.00308012962341309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173735618591309" calcext:value-type="float">
            <text:p>0.0017373561859130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64589691162109" calcext:value-type="float">
            <text:p>0.0036458969116210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606584548950195" calcext:value-type="float">
            <text:p>0.0060658454895019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702381134033203" calcext:value-type="float">
            <text:p>0.0070238113403320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53558349609375" calcext:value-type="float">
            <text:p>0.0053558349609375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311183929443359" calcext:value-type="float">
            <text:p>0.00311183929443359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177478790283203" calcext:value-type="float">
            <text:p>0.0017747879028320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100255012512207" calcext:value-type="float">
            <text:p>0.0010025501251220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490736961364746" calcext:value-type="float">
            <text:p>0.00490736961364746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284957885742188" calcext:value-type="float">
            <text:p>0.0028495788574218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465464591979981" calcext:value-type="float">
            <text:p>0.0046546459197998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287342071533203" calcext:value-type="float">
            <text:p>0.0028734207153320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164031982421875" calcext:value-type="float">
            <text:p>0.00164031982421875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353765487670898" calcext:value-type="float">
            <text:p>0.0035376548767089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43632984161377" calcext:value-type="float">
            <text:p>0.0043632984161377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417709350585938" calcext:value-type="float">
            <text:p>0.0041770935058593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174379348754883" calcext:value-type="float">
            <text:p>0.0017437934875488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396990776062012" calcext:value-type="float">
            <text:p>0.00396990776062012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09038162231445" calcext:value-type="float">
            <text:p>0.0030903816223144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549077987670898" calcext:value-type="float">
            <text:p>0.00549077987670898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711154937744141" calcext:value-type="float">
            <text:p>0.0071115493774414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3753662109375" calcext:value-type="float">
            <text:p>0.00375366210937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516653060913086" calcext:value-type="float">
            <text:p>0.00516653060913086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333404541015625" calcext:value-type="float">
            <text:p>0.0033340454101562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390124320983887" calcext:value-type="float">
            <text:p>0.0039012432098388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502419471740723" calcext:value-type="float">
            <text:p>0.0050241947174072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296974182128906" calcext:value-type="float">
            <text:p>0.00296974182128906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416421890258789" calcext:value-type="float">
            <text:p>0.00416421890258789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830960273742676" calcext:value-type="float">
            <text:p>0.0083096027374267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544381141662598" calcext:value-type="float">
            <text:p>0.00544381141662598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31282901763916" calcext:value-type="float">
            <text:p>0.0031282901763916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105857849121094" calcext:value-type="float">
            <text:p>0.010585784912109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11289119720459" calcext:value-type="float">
            <text:p>0.001128911972045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498509407043457" calcext:value-type="float">
            <text:p>0.0049850940704345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688934326171875" calcext:value-type="float">
            <text:p>0.0068893432617187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914478302001953" calcext:value-type="float">
            <text:p>0.00914478302001953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202703475952148" calcext:value-type="float">
            <text:p>0.0020270347595214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571727752685547" calcext:value-type="float">
            <text:p>0.0057172775268554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530266761779785" calcext:value-type="float">
            <text:p>0.00530266761779785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410985946655273" calcext:value-type="float">
            <text:p>0.0041098594665527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245165824890137" calcext:value-type="float">
            <text:p>0.00245165824890137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420856475830078" calcext:value-type="float">
            <text:p>0.0042085647583007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500941276550293" calcext:value-type="float">
            <text:p>0.0050094127655029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22976303100586" calcext:value-type="float">
            <text:p>0.00122976303100586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753879547119141" calcext:value-type="float">
            <text:p>0.00075387954711914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339627265930176" calcext:value-type="float">
            <text:p>0.0033962726593017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725889205932617" calcext:value-type="float">
            <text:p>0.0072588920593261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863242149353027" calcext:value-type="float">
            <text:p>0.00863242149353027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62506103515625" calcext:value-type="float">
            <text:p>0.0016250610351562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.0751125834637837" calcext:value-type="float">
            <text:p>0.0751125834637837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0.112423896789551" calcext:value-type="float">
            <text:p>0.11242389678955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157659212869662" calcext:value-type="float">
            <text:p>0.0157659212869662</text:p>
          </table:table-cell>
          <table:table-cell table:style-name="ce2" table:formula="of:=IF([.J25]=&quot;&quot;;&quot;&quot;;[.J25]/[.B25])" office:value-type="float" office:value="0.265658096153634" calcext:value-type="float">
            <text:p>0.265658096153634</text:p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880002975463867" calcext:value-type="float">
            <text:p>0.0088000297546386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236821174621582" calcext:value-type="float">
            <text:p>0.0023682117462158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324153900146484" calcext:value-type="float">
            <text:p>0.0032415390014648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42116641998291" calcext:value-type="float">
            <text:p>0.004211664199829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351762771606445" calcext:value-type="float">
            <text:p>0.00351762771606445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313138961791992" calcext:value-type="float">
            <text:p>0.0031313896179199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630807876586914" calcext:value-type="float">
            <text:p>0.00630807876586914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600218772888184" calcext:value-type="float">
            <text:p>0.0060021877288818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363397598266602" calcext:value-type="float">
            <text:p>0.00363397598266602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251650810241699" calcext:value-type="float">
            <text:p>0.0025165081024169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.0965005844369378" calcext:value-type="float">
            <text:p>0.0965005844369378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0.042863130569458" calcext:value-type="float">
            <text:p>0.04286313056945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161871092534754" calcext:value-type="float">
            <text:p>0.0161871092534754</text:p>
          </table:table-cell>
          <table:table-cell table:style-name="ce2" table:formula="of:=IF([.J36]=&quot;&quot;;&quot;&quot;;[.J36]/[.B36])" office:value-type="float" office:value="0.201549107624826" calcext:value-type="float">
            <text:p>0.201549107624826</text:p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486874580383301" calcext:value-type="float">
            <text:p>0.0048687458038330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320076942443848" calcext:value-type="float">
            <text:p>0.00320076942443848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532245635986328" calcext:value-type="float">
            <text:p>0.00532245635986328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26390552520752" calcext:value-type="float">
            <text:p>0.002639055252075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648880004882813" calcext:value-type="float">
            <text:p>0.00648880004882813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495696067810059" calcext:value-type="float">
            <text:p>0.00495696067810059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606489181518555" calcext:value-type="float">
            <text:p>0.0060648918151855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388216972351074" calcext:value-type="float">
            <text:p>0.0038821697235107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23429298400879" calcext:value-type="float">
            <text:p>0.0012342929840087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490403175354004" calcext:value-type="float">
            <text:p>0.00490403175354004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654959678649902" calcext:value-type="float">
            <text:p>0.00654959678649902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0968289375305176" calcext:value-type="float">
            <text:p>0.0096828937530517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476193428039551" calcext:value-type="float">
            <text:p>0.00476193428039551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.063043192984382" calcext:value-type="float">
            <text:p>0.063043192984382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0.105932474136353" calcext:value-type="float">
            <text:p>0.105932474136353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-0.0279821205264456" calcext:value-type="float">
            <text:p>-0.0279821205264456</text:p>
          </table:table-cell>
          <table:table-cell table:style-name="ce2" table:formula="of:=IF([.J50]=&quot;&quot;;&quot;&quot;;[.J50]/[.B50])" office:value-type="float" office:value="-0.307410317495002" calcext:value-type="float">
            <text:p>-0.307410317495002</text:p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30748748779297" calcext:value-type="float">
            <text:p>0.00130748748779297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635862350463867" calcext:value-type="float">
            <text:p>0.0063586235046386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37534236907959" calcext:value-type="float">
            <text:p>0.0037534236907959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24382972717285" calcext:value-type="float">
            <text:p>0.0012438297271728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601482391357422" calcext:value-type="float">
            <text:p>0.0060148239135742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745558738708496" calcext:value-type="float">
            <text:p>0.00745558738708496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309991836547852" calcext:value-type="float">
            <text:p>0.00309991836547852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304484367370605" calcext:value-type="float">
            <text:p>0.0030448436737060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605607032775879" calcext:value-type="float">
            <text:p>0.0060560703277587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35280799865723" calcext:value-type="float">
            <text:p>0.0043528079986572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320935249328613" calcext:value-type="float">
            <text:p>0.00320935249328613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.0937666308902835" calcext:value-type="float">
            <text:p>0.0937666308902835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0.0658767223358154" calcext:value-type="float">
            <text:p>0.0658767223358154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.00707038037090291" calcext:value-type="float">
            <text:p>0.00707038037090291</text:p>
          </table:table-cell>
          <table:table-cell table:style-name="ce2" table:formula="of:=IF([.J62]=&quot;&quot;;&quot;&quot;;[.J62]/[.B62])" office:value-type="float" office:value="0.0815534735187003" calcext:value-type="float">
            <text:p>0.0815534735187003</text:p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709700584411621" calcext:value-type="float">
            <text:p>0.00709700584411621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424695014953613" calcext:value-type="float">
            <text:p>0.0042469501495361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421643257141113" calcext:value-type="float">
            <text:p>0.0042164325714111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319123268127441" calcext:value-type="float">
            <text:p>0.00319123268127441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450873374938965" calcext:value-type="float">
            <text:p>0.00450873374938965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17387866973877" calcext:value-type="float">
            <text:p>0.0017387866973877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423526763916016" calcext:value-type="float">
            <text:p>0.00423526763916016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232958793640137" calcext:value-type="float">
            <text:p>0.0023295879364013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17015838623047" calcext:value-type="float">
            <text:p>0.0011701583862304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530362129211426" calcext:value-type="float">
            <text:p>0.0053036212921142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382900238037109" calcext:value-type="float">
            <text:p>0.0038290023803710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349211692810059" calcext:value-type="float">
            <text:p>0.0034921169281005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50332260131836" calcext:value-type="float">
            <text:p>0.0035033226013183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39872932434082" calcext:value-type="float">
            <text:p>0.00239872932434082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600862503051758" calcext:value-type="float">
            <text:p>0.0060086250305175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864315032958984" calcext:value-type="float">
            <text:p>0.00864315032958984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512814521789551" calcext:value-type="float">
            <text:p>0.0051281452178955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112860202789307" calcext:value-type="float">
            <text:p>0.0112860202789307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488567352294922" calcext:value-type="float">
            <text:p>0.00488567352294922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.0996052356267498" calcext:value-type="float">
            <text:p>0.0996052356267498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0.0719330310821533" calcext:value-type="float">
            <text:p>0.071933031082153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020642408542961" calcext:value-type="float">
            <text:p>0.020642408542961</text:p>
          </table:table-cell>
          <table:table-cell table:style-name="ce2" table:formula="of:=IF([.J82]=&quot;&quot;;&quot;&quot;;[.J82]/[.B82])" office:value-type="float" office:value="0.261419319764944" calcext:value-type="float">
            <text:p>0.261419319764944</text:p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371456146240234" calcext:value-type="float">
            <text:p>0.00371456146240234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27618408203125" calcext:value-type="float">
            <text:p>0.0027618408203125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301218032836914" calcext:value-type="float">
            <text:p>0.0030121803283691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302243232727051" calcext:value-type="float">
            <text:p>0.0030224323272705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344562530517578" calcext:value-type="float">
            <text:p>0.0034456253051757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536513328552246" calcext:value-type="float">
            <text:p>0.00536513328552246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433349609375" calcext:value-type="float">
            <text:p>0.00433349609375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583600997924805" calcext:value-type="float">
            <text:p>0.0058360099792480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200748443603516" calcext:value-type="float">
            <text:p>0.00200748443603516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372552871704102" calcext:value-type="float">
            <text:p>0.00372552871704102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519537925720215" calcext:value-type="float">
            <text:p>0.00519537925720215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551009178161621" calcext:value-type="float">
            <text:p>0.00551009178161621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766730308532715" calcext:value-type="float">
            <text:p>0.0076673030853271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769710540771484" calcext:value-type="float">
            <text:p>0.0076971054077148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664567947387695" calcext:value-type="float">
            <text:p>0.0066456794738769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81627368927002" calcext:value-type="float">
            <text:p>0.008162736892700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605010986328125" calcext:value-type="float">
            <text:p>0.0060501098632812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515890121459961" calcext:value-type="float">
            <text:p>0.0051589012145996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284457206726074" calcext:value-type="float">
            <text:p>0.0028445720672607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391316413879395" calcext:value-type="float">
            <text:p>0.0039131641387939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109343528747559" calcext:value-type="float">
            <text:p>0.0109343528747559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4336109161377" calcext:value-type="float">
            <text:p>0.001433610916137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792837142944336" calcext:value-type="float">
            <text:p>0.0079283714294433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0780153274536133" calcext:value-type="float">
            <text:p>0.0078015327453613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.0738527181203363" calcext:value-type="float">
            <text:p>0.0738527181203363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0.516505002975464" calcext:value-type="float">
            <text:p>0.51650500297546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467999072598262" calcext:value-type="float">
            <text:p>0.0467999072598262</text:p>
          </table:table-cell>
          <table:table-cell table:style-name="ce2" table:formula="of:=IF([.J7]=&quot;&quot;;&quot;&quot;;[.J7]/[.B7])" office:value-type="float" office:value="1.7299461967607" calcext:value-type="float">
            <text:p>1.7299461967607</text:p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603365898132324" calcext:value-type="float">
            <text:p>0.0060336589813232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382113456726074" calcext:value-type="float">
            <text:p>0.00382113456726074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111973285675049" calcext:value-type="float">
            <text:p>0.011197328567504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09474658966064" calcext:value-type="float">
            <text:p>0.0109474658966064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80163383483887" calcext:value-type="float">
            <text:p>0.0180163383483887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68459320068359" calcext:value-type="float">
            <text:p>0.00268459320068359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.0638957464912113" calcext:value-type="float">
            <text:p>0.0638957464912113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0.386247634887695" calcext:value-type="float">
            <text:p>0.386247634887695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.0423658762117933" calcext:value-type="float">
            <text:p>0.0423658762117933</text:p>
          </table:table-cell>
          <table:table-cell table:style-name="ce2" table:formula="of:=IF([.J14]=&quot;&quot;;&quot;&quot;;[.J14]/[.B14])" office:value-type="float" office:value="1.96777201450647" calcext:value-type="float">
            <text:p>1.96777201450647</text:p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400519371032715" calcext:value-type="float">
            <text:p>0.00400519371032715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483894348144531" calcext:value-type="float">
            <text:p>0.0048389434814453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604867935180664" calcext:value-type="float">
            <text:p>0.0060486793518066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138235092163086" calcext:value-type="float">
            <text:p>0.0013823509216308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0950407981872559" calcext:value-type="float">
            <text:p>0.00950407981872559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120143890380859" calcext:value-type="float">
            <text:p>0.012014389038085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572013854980469" calcext:value-type="float">
            <text:p>0.00572013854980469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77660083770752" calcext:value-type="float">
            <text:p>0.0077660083770752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640773773193359" calcext:value-type="float">
            <text:p>0.0064077377319335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700235366821289" calcext:value-type="float">
            <text:p>0.00700235366821289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739383697509766" calcext:value-type="float">
            <text:p>0.00739383697509766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282382965087891" calcext:value-type="float">
            <text:p>0.00282382965087891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497245788574219" calcext:value-type="float">
            <text:p>0.00497245788574219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9292106628418" calcext:value-type="float">
            <text:p>0.002929210662841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109932422637939" calcext:value-type="float">
            <text:p>0.0109932422637939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718092918395996" calcext:value-type="float">
            <text:p>0.00718092918395996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855374336242676" calcext:value-type="float">
            <text:p>0.0085537433624267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.0542748744709219" calcext:value-type="float">
            <text:p>0.0542748744709219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0.262732028961182" calcext:value-type="float">
            <text:p>0.26273202896118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158368403921603" calcext:value-type="float">
            <text:p>0.0158368403921603</text:p>
          </table:table-cell>
          <table:table-cell table:style-name="ce2" table:formula="of:=IF([.J32]=&quot;&quot;;&quot;&quot;;[.J32]/[.B32])" office:value-type="float" office:value="0.412009635032575" calcext:value-type="float">
            <text:p>0.412009635032575</text:p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797557830810547" calcext:value-type="float">
            <text:p>0.00797557830810547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842452049255371" calcext:value-type="float">
            <text:p>0.0084245204925537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750017166137695" calcext:value-type="float">
            <text:p>0.00750017166137695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387883186340332" calcext:value-type="float">
            <text:p>0.00387883186340332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467085838317871" calcext:value-type="float">
            <text:p>0.0046708583831787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538039207458496" calcext:value-type="float">
            <text:p>0.0053803920745849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439000129699707" calcext:value-type="float">
            <text:p>0.00439000129699707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.0995354891512541" calcext:value-type="float">
            <text:p>0.0995354891512541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0.410965919494629" calcext:value-type="float">
            <text:p>0.410965919494629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.0578870519221292" calcext:value-type="float">
            <text:p>0.0578870519221292</text:p>
          </table:table-cell>
          <table:table-cell table:style-name="ce2" table:formula="of:=IF([.J40]=&quot;&quot;;&quot;&quot;;[.J40]/[.B40])" office:value-type="float" office:value="1.389897335251" calcext:value-type="float">
            <text:p>1.389897335251</text:p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56767463684082" calcext:value-type="float">
            <text:p>0.005676746368408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100059509277344" calcext:value-type="float">
            <text:p>0.0100059509277344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507164001464844" calcext:value-type="float">
            <text:p>0.0050716400146484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104343891143799" calcext:value-type="float">
            <text:p>0.0104343891143799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693416595458984" calcext:value-type="float">
            <text:p>0.0069341659545898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606274604797363" calcext:value-type="float">
            <text:p>0.0060627460479736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518465042114258" calcext:value-type="float">
            <text:p>0.0051846504211425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395512580871582" calcext:value-type="float">
            <text:p>0.0039551258087158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468111038208008" calcext:value-type="float">
            <text:p>0.00468111038208008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0767779350280762" calcext:value-type="float">
            <text:p>0.00767779350280762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468301773071289" calcext:value-type="float">
            <text:p>0.00468301773071289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561070442199707" calcext:value-type="float">
            <text:p>0.0056107044219970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.0562705568782356" calcext:value-type="float">
            <text:p>0.0562705568782356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0.190886974334717" calcext:value-type="float">
            <text:p>0.19088697433471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.035442559090497" calcext:value-type="float">
            <text:p>0.035442559090497</text:p>
          </table:table-cell>
          <table:table-cell table:style-name="ce2" table:formula="of:=IF([.J53]=&quot;&quot;;&quot;&quot;;[.J53]/[.B53])" office:value-type="float" office:value="1.70167864677621" calcext:value-type="float">
            <text:p>1.70167864677621</text:p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577998161315918" calcext:value-type="float">
            <text:p>0.0057799816131591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448513031005859" calcext:value-type="float">
            <text:p>0.00448513031005859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.0749860571724168" calcext:value-type="float">
            <text:p>0.0749860571724168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0.426766872406006" calcext:value-type="float">
            <text:p>0.426766872406006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style-name="ce2" table:formula="of:=IF([.D56]&gt;0;[.D56]-[.B56];&quot;&quot;)" office:value-type="float" office:value="0.00347900369319432" calcext:value-type="float">
            <text:p>0.00347900369319432</text:p>
          </table:table-cell>
          <table:table-cell table:style-name="ce2" table:formula="of:=IF([.J56]=&quot;&quot;;&quot;&quot;;[.J56]/[.B56])" office:value-type="float" office:value="0.0486525947290668" calcext:value-type="float">
            <text:p>0.0486525947290668</text:p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.0295732694016314" calcext:value-type="float">
            <text:p>0.0295732694016314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206851959228516" calcext:value-type="float">
            <text:p>0.206851959228516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00847304907220847" calcext:value-type="float">
            <text:p>0.000847304907220847</text:p>
          </table:table-cell>
          <table:table-cell table:style-name="ce2" table:formula="of:=IF([.J57]=&quot;&quot;;&quot;&quot;;[.J57]/[.B57])" office:value-type="float" office:value="0.0294961343207715" calcext:value-type="float">
            <text:p>0.0294961343207715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623035430908203" calcext:value-type="float">
            <text:p>0.00623035430908203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.0699921831668978" calcext:value-type="float">
            <text:p>0.0699921831668978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0.283902645111084" calcext:value-type="float">
            <text:p>0.283902645111084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style-name="ce2" table:formula="of:=IF([.D59]&gt;0;[.D59]-[.B59];&quot;&quot;)" office:value-type="float" office:value="-0.001644233456362" calcext:value-type="float">
            <text:p>-0.001644233456362</text:p>
          </table:table-cell>
          <table:table-cell table:style-name="ce2" table:formula="of:=IF([.J59]=&quot;&quot;;&quot;&quot;;[.J59]/[.B59])" office:value-type="float" office:value="-0.022952480510145" calcext:value-type="float">
            <text:p>-0.022952480510145</text:p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452828407287598" calcext:value-type="float">
            <text:p>0.0045282840728759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71256160736084" calcext:value-type="float">
            <text:p>0.007125616073608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23326778411865" calcext:value-type="float">
            <text:p>0.012332677841186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338625907897949" calcext:value-type="float">
            <text:p>0.00338625907897949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355243682861328" calcext:value-type="float">
            <text:p>0.0035524368286132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206685066223145" calcext:value-type="float">
            <text:p>0.0020668506622314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.0411413721075248" calcext:value-type="float">
            <text:p>0.0411413721075248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0.2972571849823" calcext:value-type="float">
            <text:p>0.297257184982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style-name="ce2" table:formula="of:=IF([.D66]&gt;0;[.D66]-[.B66];&quot;&quot;)" office:value-type="float" office:value="-0.000821497224961498" calcext:value-type="float">
            <text:p>-0.000821497224961498</text:p>
          </table:table-cell>
          <table:table-cell table:style-name="ce2" table:formula="of:=IF([.J66]=&quot;&quot;;&quot;&quot;;[.J66]/[.B66])" office:value-type="float" office:value="-0.0195767648406617" calcext:value-type="float">
            <text:p>-0.0195767648406617</text:p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40755081176758" calcext:value-type="float">
            <text:p>0.00240755081176758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724697113037109" calcext:value-type="float">
            <text:p>0.0072469711303710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420212745666504" calcext:value-type="float">
            <text:p>0.00420212745666504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703787803649902" calcext:value-type="float">
            <text:p>0.00703787803649902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25527381896973" calcext:value-type="float">
            <text:p>0.0012552738189697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430607795715332" calcext:value-type="float">
            <text:p>0.0043060779571533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18017196655273" calcext:value-type="float">
            <text:p>0.0011801719665527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51483917236328" calcext:value-type="float">
            <text:p>0.0025148391723632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17127799987793" calcext:value-type="float">
            <text:p>0.0021712779998779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.0471998705449035" calcext:value-type="float">
            <text:p>0.0471998705449035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0.331581115722656" calcext:value-type="float">
            <text:p>0.33158111572265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0649287232991136" calcext:value-type="float">
            <text:p>0.00649287232991136</text:p>
          </table:table-cell>
          <table:table-cell table:style-name="ce2" table:formula="of:=IF([.J76]=&quot;&quot;;&quot;&quot;;[.J76]/[.B76])" office:value-type="float" office:value="0.159502606790595" calcext:value-type="float">
            <text:p>0.159502606790595</text:p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764250755310059" calcext:value-type="float">
            <text:p>0.0076425075531005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518560409545898" calcext:value-type="float">
            <text:p>0.0051856040954589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736331939697266" calcext:value-type="float">
            <text:p>0.0073633193969726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431203842163086" calcext:value-type="float">
            <text:p>0.0043120384216308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.0560954355991639" calcext:value-type="float">
            <text:p>0.0560954355991639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0.268588304519653" calcext:value-type="float">
            <text:p>0.268588304519653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style-name="ce2" table:formula="of:=IF([.D81]&gt;0;[.D81]-[.B81];&quot;&quot;)" office:value-type="float" office:value="0.0196205046341044" calcext:value-type="float">
            <text:p>0.0196205046341044</text:p>
          </table:table-cell>
          <table:table-cell table:style-name="ce2" table:formula="of:=IF([.J81]=&quot;&quot;;&quot;&quot;;[.J81]/[.B81])" office:value-type="float" office:value="0.537917526229165" calcext:value-type="float">
            <text:p>0.537917526229165</text:p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749850273132324" calcext:value-type="float">
            <text:p>0.00749850273132324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569605827331543" calcext:value-type="float">
            <text:p>0.0056960582733154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.0558261288441567" calcext:value-type="float">
            <text:p>0.0558261288441567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179610252380371" calcext:value-type="float">
            <text:p>0.179610252380371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181387343050807" calcext:value-type="float">
            <text:p>0.0181387343050807</text:p>
          </table:table-cell>
          <table:table-cell table:style-name="ce2" table:formula="of:=IF([.J84]=&quot;&quot;;&quot;&quot;;[.J84]/[.B84])" office:value-type="float" office:value="0.481294462695575" calcext:value-type="float">
            <text:p>0.481294462695575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386548042297363" calcext:value-type="float">
            <text:p>0.00386548042297363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664234161376953" calcext:value-type="float">
            <text:p>0.00664234161376953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126638412475586" calcext:value-type="float">
            <text:p>0.012663841247558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120420455932617" calcext:value-type="float">
            <text:p>0.012042045593261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31273365020752" calcext:value-type="float">
            <text:p>0.003127336502075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5859375" calcext:value-type="float">
            <text:p>0.00585937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988674163818359" calcext:value-type="float">
            <text:p>0.00988674163818359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.066808652679672" calcext:value-type="float">
            <text:p>0.066808652679672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29785680770874" calcext:value-type="float">
            <text:p>0.29785680770874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style-name="ce2" table:formula="of:=IF([.D92]&gt;0;[.D92]-[.B92];&quot;&quot;)" office:value-type="float" office:value="0.0196657278141169" calcext:value-type="float">
            <text:p>0.0196657278141169</text:p>
          </table:table-cell>
          <table:table-cell table:style-name="ce2" table:formula="of:=IF([.J92]=&quot;&quot;;&quot;&quot;;[.J92]/[.B92])" office:value-type="float" office:value="0.417151202862376" calcext:value-type="float">
            <text:p>0.417151202862376</text:p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52730941772461" calcext:value-type="float">
            <text:p>0.00152730941772461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100877285003662" calcext:value-type="float">
            <text:p>0.010087728500366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51877498626709" calcext:value-type="float">
            <text:p>0.005187749862670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395107269287109" calcext:value-type="float">
            <text:p>0.0039510726928710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391507148742676" calcext:value-type="float">
            <text:p>0.0039150714874267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41050910949707" calcext:value-type="float">
            <text:p>0.0041050910949707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594091415405273" calcext:value-type="float">
            <text:p>0.0059409141540527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442576408386231" calcext:value-type="float">
            <text:p>0.0044257640838623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555944442749023" calcext:value-type="float">
            <text:p>0.0055594444274902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56190395355225" calcext:value-type="float">
            <text:p>0.015619039535522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79462432861328" calcext:value-type="float">
            <text:p>0.0179462432861328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69127082824707" calcext:value-type="float">
            <text:p>0.006912708282470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957131385803223" calcext:value-type="float">
            <text:p>0.0095713138580322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811576843261719" calcext:value-type="float">
            <text:p>0.0081157684326171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348830223083496" calcext:value-type="float">
            <text:p>0.00348830223083496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0975775718688965" calcext:value-type="float">
            <text:p>0.0097577571868896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121078491210938" calcext:value-type="float">
            <text:p>0.012107849121093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0.0547949524073372" calcext:value-type="float">
            <text:p>0.0547949524073372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0.782094240188599" calcext:value-type="float">
            <text:p>0.78209424018859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312465472262318" calcext:value-type="float">
            <text:p>0.0312465472262318</text:p>
          </table:table-cell>
          <table:table-cell table:style-name="ce2" table:formula="of:=IF([.J10]=&quot;&quot;;&quot;&quot;;[.J10]/[.B10])" office:value-type="float" office:value="1.32690715086315" calcext:value-type="float">
            <text:p>1.32690715086315</text:p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93881988525391" calcext:value-type="float">
            <text:p>0.0193881988525391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197973251342773" calcext:value-type="float">
            <text:p>0.019797325134277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647187232971191" calcext:value-type="float">
            <text:p>0.0064718723297119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48780345916748" calcext:value-type="float">
            <text:p>0.014878034591674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42564868927002" calcext:value-type="float">
            <text:p>0.004256486892700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06682777404785" calcext:value-type="float">
            <text:p>0.010668277740478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449228286743164" calcext:value-type="float">
            <text:p>0.0044922828674316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270655155181885" calcext:value-type="float">
            <text:p>0.027065515518188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7371654510498" calcext:value-type="float">
            <text:p>0.01737165451049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89101696014404" calcext:value-type="float">
            <text:p>0.0189101696014404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107498168945313" calcext:value-type="float">
            <text:p>0.010749816894531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514769554138184" calcext:value-type="float">
            <text:p>0.0051476955413818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538444519042969" calcext:value-type="float">
            <text:p>0.0053844451904296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04138851165771" calcext:value-type="float">
            <text:p>0.010413885116577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19667387008667" calcext:value-type="float">
            <text:p>0.01966738700866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508570671081543" calcext:value-type="float">
            <text:p>0.0050857067108154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32617950439453" calcext:value-type="float">
            <text:p>0.013261795043945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57682800292969" calcext:value-type="float">
            <text:p>0.0025768280029296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50010585784912" calcext:value-type="float">
            <text:p>0.0150010585784912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210013389587402" calcext:value-type="float">
            <text:p>0.021001338958740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54323673248291" calcext:value-type="float">
            <text:p>0.005432367324829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102157592773438" calcext:value-type="float">
            <text:p>0.0102157592773438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407600402832031" calcext:value-type="float">
            <text:p>0.0040760040283203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625228881835938" calcext:value-type="float">
            <text:p>0.0062522888183593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183050632476807" calcext:value-type="float">
            <text:p>0.0183050632476807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427436828613281" calcext:value-type="float">
            <text:p>0.00427436828613281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894021987915039" calcext:value-type="float">
            <text:p>0.0089402198791503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26233100891113" calcext:value-type="float">
            <text:p>0.012623310089111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869822502136231" calcext:value-type="float">
            <text:p>0.00869822502136231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838184356689453" calcext:value-type="float">
            <text:p>0.00838184356689453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969696044921875" calcext:value-type="float">
            <text:p>0.0096969604492187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49924755096436" calcext:value-type="float">
            <text:p>0.014992475509643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123722553253174" calcext:value-type="float">
            <text:p>0.012372255325317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831913948059082" calcext:value-type="float">
            <text:p>0.00831913948059082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53179168701172" calcext:value-type="float">
            <text:p>0.0153179168701172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72147750854492" calcext:value-type="float">
            <text:p>0.017214775085449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814342498779297" calcext:value-type="float">
            <text:p>0.0081434249877929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541281700134277" calcext:value-type="float">
            <text:p>0.00541281700134277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.0157719475945893" calcext:value-type="float">
            <text:p>0.0157719475945893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0.375702619552612" calcext:value-type="float">
            <text:p>0.375702619552612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ce2" table:formula="of:=IF([.D49]&gt;0;[.D49]-[.B49];&quot;&quot;)" office:value-type="float" office:value="-0.0235073033294808" calcext:value-type="float">
            <text:p>-0.0235073033294808</text:p>
          </table:table-cell>
          <table:table-cell table:style-name="ce2" table:formula="of:=IF([.J49]=&quot;&quot;;&quot;&quot;;[.J49]/[.B49])" office:value-type="float" office:value="-0.598466181926999" calcext:value-type="float">
            <text:p>-0.598466181926999</text:p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682592391967773" calcext:value-type="float">
            <text:p>0.00682592391967773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72627067565918" calcext:value-type="float">
            <text:p>0.007262706756591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0990581512451172" calcext:value-type="float">
            <text:p>0.0099058151245117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.0197146350877829" calcext:value-type="float">
            <text:p>0.0197146350877829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0.416286945343018" calcext:value-type="float">
            <text:p>0.416286945343018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-0.0122932108119133" calcext:value-type="float">
            <text:p>-0.0122932108119133</text:p>
          </table:table-cell>
          <table:table-cell table:style-name="ce2" table:formula="of:=IF([.J53]=&quot;&quot;;&quot;&quot;;[.J53]/[.B53])" office:value-type="float" office:value="-0.384068670239066" calcext:value-type="float">
            <text:p>-0.384068670239066</text:p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52895450592041" calcext:value-type="float">
            <text:p>0.015289545059204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704193115234375" calcext:value-type="float">
            <text:p>0.0070419311523437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145707130432129" calcext:value-type="float">
            <text:p>0.0145707130432129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23603343963623" calcext:value-type="float">
            <text:p>0.012360334396362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208966732025147" calcext:value-type="float">
            <text:p>0.020896673202514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644826889038086" calcext:value-type="float">
            <text:p>0.0064482688903808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133635997772217" calcext:value-type="float">
            <text:p>0.013363599777221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731086730957031" calcext:value-type="float">
            <text:p>0.0073108673095703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1031494140625" calcext:value-type="float">
            <text:p>0.0103149414062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65457820892334" calcext:value-type="float">
            <text:p>0.0065457820892334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" calcext:value-type="float">
            <text:p>0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1.06976866722107" calcext:value-type="float">
            <text:p>1.06976866722107</text:p>
          </table:table-cell>
          <table:table-cell/>
          <table:table-cell table:formula="of:=IF([.D64]&gt;0;1;0)" office:value-type="float" office:value="0" calcext:value-type="float">
            <text:p>0</text:p>
          </table:table-cell>
          <table:table-cell table:formula="of:=IF([.D64]&gt;0;[.D64]-[.B64];&quot;&quot;)">
            <text:p/>
          </table:table-cell>
          <table:table-cell table:formula="of:=IF([.J64]=&quot;&quot;;&quot;&quot;;[.J64]/[.B64])">
            <text:p/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52251720428467" calcext:value-type="float">
            <text:p>0.0152251720428467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10505199432373" calcext:value-type="float">
            <text:p>0.01050519943237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" calcext:value-type="float">
            <text:p>0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1.00411248207092" calcext:value-type="float">
            <text:p>1.00411248207092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.00879217565737767" calcext:value-type="float">
            <text:p>0.00879217565737767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227818250656128" calcext:value-type="float">
            <text:p>0.227818250656128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-0.0118215999110131" calcext:value-type="float">
            <text:p>-0.0118215999110131</text:p>
          </table:table-cell>
          <table:table-cell table:style-name="ce2" table:formula="of:=IF([.J68]=&quot;&quot;;&quot;&quot;;[.J68]/[.B68])" office:value-type="float" office:value="-0.57348057718938" calcext:value-type="float">
            <text:p>-0.57348057718938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65717601776123" calcext:value-type="float">
            <text:p>0.016571760177612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.0172452112997635" calcext:value-type="float">
            <text:p>0.0172452112997635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0.674731492996216" calcext:value-type="float">
            <text:p>0.674731492996216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style-name="ce2" table:formula="of:=IF([.D70]&gt;0;[.D70]-[.B70];&quot;&quot;)" office:value-type="float" office:value="-0.0130883224529219" calcext:value-type="float">
            <text:p>-0.0130883224529219</text:p>
          </table:table-cell>
          <table:table-cell table:style-name="ce2" table:formula="of:=IF([.J70]=&quot;&quot;;&quot;&quot;;[.J70]/[.B70])" office:value-type="float" office:value="-0.431480306898407" calcext:value-type="float">
            <text:p>-0.431480306898407</text:p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5076150894165" calcext:value-type="float">
            <text:p>0.025076150894165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105979442596436" calcext:value-type="float">
            <text:p>0.010597944259643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40891170501709" calcext:value-type="float">
            <text:p>0.004089117050170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468945503234863" calcext:value-type="float">
            <text:p>0.0046894550323486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636625289916992" calcext:value-type="float">
            <text:p>0.0063662528991699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118730068206787" calcext:value-type="float">
            <text:p>0.011873006820678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562810897827148" calcext:value-type="float">
            <text:p>0.0056281089782714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0955653190612793" calcext:value-type="float">
            <text:p>0.0095565319061279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179629325866699" calcext:value-type="float">
            <text:p>0.0179629325866699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121598243713379" calcext:value-type="float">
            <text:p>0.0121598243713379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76281929016113" calcext:value-type="float">
            <text:p>0.0176281929016113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.0310797918693002" calcext:value-type="float">
            <text:p>0.0310797918693002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0.574283599853516" calcext:value-type="float">
            <text:p>0.574283599853516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00364484299061629" calcext:value-type="float">
            <text:p>0.00364484299061629</text:p>
          </table:table-cell>
          <table:table-cell table:style-name="ce2" table:formula="of:=IF([.J82]=&quot;&quot;;&quot;&quot;;[.J82]/[.B82])" office:value-type="float" office:value="0.132854010653842" calcext:value-type="float">
            <text:p>0.132854010653842</text:p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" calcext:value-type="float">
            <text:p>0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1.05346870422363" calcext:value-type="float">
            <text:p>1.05346870422363</text:p>
          </table:table-cell>
          <table:table-cell/>
          <table:table-cell table:formula="of:=IF([.D83]&gt;0;1;0)" office:value-type="float" office:value="0" calcext:value-type="float">
            <text:p>0</text:p>
          </table:table-cell>
          <table:table-cell table:formula="of:=IF([.D83]&gt;0;[.D83]-[.B83];&quot;&quot;)">
            <text:p/>
          </table:table-cell>
          <table:table-cell table:formula="of:=IF([.J83]=&quot;&quot;;&quot;&quot;;[.J83]/[.B83])">
            <text:p/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700998306274414" calcext:value-type="float">
            <text:p>0.00700998306274414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775957107543945" calcext:value-type="float">
            <text:p>0.0077595710754394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787997245788574" calcext:value-type="float">
            <text:p>0.0078799724578857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460910797119141" calcext:value-type="float">
            <text:p>0.00460910797119141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53803825378418" calcext:value-type="float">
            <text:p>0.0015380382537841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651693344116211" calcext:value-type="float">
            <text:p>0.00651693344116211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735163688659668" calcext:value-type="float">
            <text:p>0.00735163688659668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532627105712891" calcext:value-type="float">
            <text:p>0.00532627105712891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107531547546387" calcext:value-type="float">
            <text:p>0.0107531547546387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501894950866699" calcext:value-type="float">
            <text:p>0.0050189495086669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437831878662109" calcext:value-type="float">
            <text:p>0.00437831878662109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0797319412231445" calcext:value-type="float">
            <text:p>0.0079731941223144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858283042907715" calcext:value-type="float">
            <text:p>0.0085828304290771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.0382573835680141" calcext:value-type="float">
            <text:p>0.0382573835680141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0.65096926689148" calcext:value-type="float">
            <text:p>0.6509692668914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style-name="ce2" table:formula="of:=IF([.D97]&gt;0;[.D97]-[.B97];&quot;&quot;)" office:value-type="float" office:value="0.00551906586740925" calcext:value-type="float">
            <text:p>0.00551906586740925</text:p>
          </table:table-cell>
          <table:table-cell table:style-name="ce2" table:formula="of:=IF([.J97]=&quot;&quot;;&quot;&quot;;[.J97]/[.B97])" office:value-type="float" office:value="0.16858123004003" calcext:value-type="float">
            <text:p>0.16858123004003</text:p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1204514503479" calcext:value-type="float">
            <text:p>0.01204514503479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281920433044434" calcext:value-type="float">
            <text:p>0.0281920433044434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13899564743042" calcext:value-type="float">
            <text:p>0.013899564743042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53875350952148" calcext:value-type="float">
            <text:p>0.015387535095214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01020240783691" calcext:value-type="float">
            <text:p>0.020102024078369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418577194213867" calcext:value-type="float">
            <text:p>0.041857719421386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23496055603027" calcext:value-type="float">
            <text:p>0.012349605560302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46927833557129" calcext:value-type="float">
            <text:p>0.014692783355712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245835781097412" calcext:value-type="float">
            <text:p>0.0245835781097412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274603366851807" calcext:value-type="float">
            <text:p>0.0274603366851807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23698711395264" calcext:value-type="float">
            <text:p>0.012369871139526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" calcext:value-type="float">
            <text:p>0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1.18666934967041" calcext:value-type="float">
            <text:p>1.18666934967041</text:p>
          </table:table-cell>
          <table:table-cell/>
          <table:table-cell table:formula="of:=IF([.D9]&gt;0;1;0)" office:value-type="float" office:value="0" calcext:value-type="float">
            <text:p>0</text:p>
          </table:table-cell>
          <table:table-cell table:formula="of:=IF([.D9]&gt;0;[.D9]-[.B9];&quot;&quot;)">
            <text:p/>
          </table:table-cell>
          <table:table-cell table:formula="of:=IF([.J9]=&quot;&quot;;&quot;&quot;;[.J9]/[.B9])">
            <text:p/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38559341430664" calcext:value-type="float">
            <text:p>0.013855934143066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160126686096191" calcext:value-type="float">
            <text:p>0.0160126686096191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899577140808106" calcext:value-type="float">
            <text:p>0.0089957714080810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" calcext:value-type="float">
            <text:p>0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1.20424437522888" calcext:value-type="float">
            <text:p>1.20424437522888</text:p>
          </table:table-cell>
          <table:table-cell/>
          <table:table-cell table:formula="of:=IF([.D13]&gt;0;1;0)" office:value-type="float" office:value="0" calcext:value-type="float">
            <text:p>0</text:p>
          </table:table-cell>
          <table:table-cell table:formula="of:=IF([.D13]&gt;0;[.D13]-[.B13];&quot;&quot;)">
            <text:p/>
          </table:table-cell>
          <table:table-cell table:formula="of:=IF([.J13]=&quot;&quot;;&quot;&quot;;[.J13]/[.B13])">
            <text:p/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" calcext:value-type="float">
            <text:p>0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1.19275856018066" calcext:value-type="float">
            <text:p>1.19275856018066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ce2" table:formula="of:=IF([.D14]&gt;0;[.D14]-[.B14];&quot;&quot;)">
            <text:p/>
          </table:table-cell>
          <table:table-cell table:style-name="ce2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326170921325684" calcext:value-type="float">
            <text:p>0.032617092132568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116138458251953" calcext:value-type="float">
            <text:p>0.011613845825195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67689323425293" calcext:value-type="float">
            <text:p>0.016768932342529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56972408294678" calcext:value-type="float">
            <text:p>0.0156972408294678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119891166687012" calcext:value-type="float">
            <text:p>0.0119891166687012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612115859985352" calcext:value-type="float">
            <text:p>0.00612115859985352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213167667388916" calcext:value-type="float">
            <text:p>0.021316766738891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7514705657959" calcext:value-type="float">
            <text:p>0.017514705657959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" calcext:value-type="float">
            <text:p>0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1.10948419570923" calcext:value-type="float">
            <text:p>1.10948419570923</text:p>
          </table:table-cell>
          <table:table-cell/>
          <table:table-cell table:formula="of:=IF([.D23]&gt;0;1;0)" office:value-type="float" office:value="0" calcext:value-type="float">
            <text:p>0</text:p>
          </table:table-cell>
          <table:table-cell table:style-name="ce2" table:formula="of:=IF([.D23]&gt;0;[.D23]-[.B23];&quot;&quot;)">
            <text:p/>
          </table:table-cell>
          <table:table-cell table:style-name="ce2" table:formula="of:=IF([.J23]=&quot;&quot;;&quot;&quot;;[.J23]/[.B23])">
            <text:p/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204010009765625" calcext:value-type="float">
            <text:p>0.020401000976562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319287776947022" calcext:value-type="float">
            <text:p>0.0319287776947022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" calcext:value-type="float">
            <text:p>0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1.18894815444946" calcext:value-type="float">
            <text:p>1.18894815444946</text:p>
          </table:table-cell>
          <table:table-cell/>
          <table:table-cell table:formula="of:=IF([.D26]&gt;0;1;0)" office:value-type="float" office:value="0" calcext:value-type="float">
            <text:p>0</text:p>
          </table:table-cell>
          <table:table-cell table:style-name="ce2" table:formula="of:=IF([.D26]&gt;0;[.D26]-[.B26];&quot;&quot;)">
            <text:p/>
          </table:table-cell>
          <table:table-cell table:style-name="ce2" table:formula="of:=IF([.J26]=&quot;&quot;;&quot;&quot;;[.J26]/[.B26])">
            <text:p/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692415237426758" calcext:value-type="float">
            <text:p>0.0069241523742675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68759822845459" calcext:value-type="float">
            <text:p>0.016875982284545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630617141723633" calcext:value-type="float">
            <text:p>0.00630617141723633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100572109222412" calcext:value-type="float">
            <text:p>0.010057210922241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796055793762207" calcext:value-type="float">
            <text:p>0.00796055793762207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54342651367188" calcext:value-type="float">
            <text:p>0.0154342651367188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98318958282471" calcext:value-type="float">
            <text:p>0.019831895828247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398094654083252" calcext:value-type="float">
            <text:p>0.0398094654083252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" calcext:value-type="float">
            <text:p>0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1.01604628562927" calcext:value-type="float">
            <text:p>1.01604628562927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ce2" table:formula="of:=IF([.D35]&gt;0;[.D35]-[.B35];&quot;&quot;)">
            <text:p/>
          </table:table-cell>
          <table:table-cell table:style-name="ce2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" calcext:value-type="float">
            <text:p>0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1.03258967399597" calcext:value-type="float">
            <text:p>1.03258967399597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ce2" table:formula="of:=IF([.D36]&gt;0;[.D36]-[.B36];&quot;&quot;)">
            <text:p/>
          </table:table-cell>
          <table:table-cell table:style-name="ce2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208365917205811" calcext:value-type="float">
            <text:p>0.020836591720581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229437351226807" calcext:value-type="float">
            <text:p>0.0229437351226807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" calcext:value-type="float">
            <text:p>0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1.19291973114014" calcext:value-type="float">
            <text:p>1.19291973114014</text:p>
          </table:table-cell>
          <table:table-cell/>
          <table:table-cell table:formula="of:=IF([.D39]&gt;0;1;0)" office:value-type="float" office:value="0" calcext:value-type="float">
            <text:p>0</text:p>
          </table:table-cell>
          <table:table-cell table:style-name="ce2" table:formula="of:=IF([.D39]&gt;0;[.D39]-[.B39];&quot;&quot;)">
            <text:p/>
          </table:table-cell>
          <table:table-cell table:style-name="ce2" table:formula="of:=IF([.J39]=&quot;&quot;;&quot;&quot;;[.J39]/[.B39])">
            <text:p/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40294885635376" calcext:value-type="float">
            <text:p>0.040294885635376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37545919418335" calcext:value-type="float">
            <text:p>0.03754591941833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340607166290283" calcext:value-type="float">
            <text:p>0.034060716629028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" calcext:value-type="float">
            <text:p>0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1.00580334663391" calcext:value-type="float">
            <text:p>1.00580334663391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formula="of:=IF([.D43]&gt;0;[.D43]-[.B43];&quot;&quot;)">
            <text:p/>
          </table:table-cell>
          <table:table-cell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350794792175293" calcext:value-type="float">
            <text:p>0.035079479217529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87125301361084" calcext:value-type="float">
            <text:p>0.008712530136108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89564228057861" calcext:value-type="float">
            <text:p>0.018956422805786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532174110412598" calcext:value-type="float">
            <text:p>0.0053217411041259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115768909454346" calcext:value-type="float">
            <text:p>0.011576890945434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83103084564209" calcext:value-type="float">
            <text:p>0.0183103084564209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404281616210938" calcext:value-type="float">
            <text:p>0.040428161621093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427746772766113" calcext:value-type="float">
            <text:p>0.042774677276611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260319709777832" calcext:value-type="float">
            <text:p>0.026031970977783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269970893859863" calcext:value-type="float">
            <text:p>0.0269970893859863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57785415649414" calcext:value-type="float">
            <text:p>0.0157785415649414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211241245269775" calcext:value-type="float">
            <text:p>0.021124124526977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241391658782959" calcext:value-type="float">
            <text:p>0.0241391658782959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79314613342285" calcext:value-type="float">
            <text:p>0.017931461334228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542736053466797" calcext:value-type="float">
            <text:p>0.0054273605346679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865650177001953" calcext:value-type="float">
            <text:p>0.00865650177001953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135288238525391" calcext:value-type="float">
            <text:p>0.013528823852539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91271209716797" calcext:value-type="float">
            <text:p>0.0291271209716797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108671188354492" calcext:value-type="float">
            <text:p>0.0108671188354492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686454772949219" calcext:value-type="float">
            <text:p>0.00686454772949219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250415802001953" calcext:value-type="float">
            <text:p>0.025041580200195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80027484893799" calcext:value-type="float">
            <text:p>0.018002748489379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40637731552124" calcext:value-type="float">
            <text:p>0.040637731552124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" calcext:value-type="float">
            <text:p>0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1.16275882720947" calcext:value-type="float">
            <text:p>1.16275882720947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408093929290772" calcext:value-type="float">
            <text:p>0.040809392929077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792002677917481" calcext:value-type="float">
            <text:p>0.0079200267791748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08635425567627" calcext:value-type="float">
            <text:p>0.010863542556762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185942649841309" calcext:value-type="float">
            <text:p>0.018594264984130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112617015838623" calcext:value-type="float">
            <text:p>0.011261701583862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244960784912109" calcext:value-type="float">
            <text:p>0.024496078491210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141832828521729" calcext:value-type="float">
            <text:p>0.014183282852172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360379219055176" calcext:value-type="float">
            <text:p>0.036037921905517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139980316162109" calcext:value-type="float">
            <text:p>0.013998031616210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913643836975098" calcext:value-type="float">
            <text:p>0.0091364383697509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6409158706665" calcext:value-type="float">
            <text:p>0.01640915870666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810432434082031" calcext:value-type="float">
            <text:p>0.0081043243408203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107524394989014" calcext:value-type="float">
            <text:p>0.010752439498901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29172801971436" calcext:value-type="float">
            <text:p>0.012917280197143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984668731689453" calcext:value-type="float">
            <text:p>0.0098466873168945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536918640136719" calcext:value-type="float">
            <text:p>0.00536918640136719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196444988250732" calcext:value-type="float">
            <text:p>0.019644498825073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110588073730469" calcext:value-type="float">
            <text:p>0.0110588073730469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395948886871338" calcext:value-type="float">
            <text:p>0.0395948886871338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" calcext:value-type="float">
            <text:p>0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1.23536252975464" calcext:value-type="float">
            <text:p>1.23536252975464</text:p>
          </table:table-cell>
          <table:table-cell/>
          <table:table-cell table:formula="of:=IF([.D87]&gt;0;1;0)" office:value-type="float" office:value="0" calcext:value-type="float">
            <text:p>0</text:p>
          </table:table-cell>
          <table:table-cell table:formula="of:=IF([.D87]&gt;0;[.D87]-[.B87];&quot;&quot;)">
            <text:p/>
          </table:table-cell>
          <table:table-cell table:formula="of:=IF([.J87]=&quot;&quot;;&quot;&quot;;[.J87]/[.B87])">
            <text:p/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428228378295898" calcext:value-type="float">
            <text:p>0.042822837829589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325322151184082" calcext:value-type="float">
            <text:p>0.0032532215118408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" calcext:value-type="float">
            <text:p>0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1.01533818244934" calcext:value-type="float">
            <text:p>1.01533818244934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style-name="ce2" table:formula="of:=IF([.D90]&gt;0;[.D90]-[.B90];&quot;&quot;)">
            <text:p/>
          </table:table-cell>
          <table:table-cell table:style-name="ce2"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111865997314453" calcext:value-type="float">
            <text:p>0.011186599731445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327389240264893" calcext:value-type="float">
            <text:p>0.032738924026489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" calcext:value-type="float">
            <text:p>0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1.32475519180298" calcext:value-type="float">
            <text:p>1.32475519180298</text:p>
          </table:table-cell>
          <table:table-cell/>
          <table:table-cell table:formula="of:=IF([.D93]&gt;0;1;0)" office:value-type="float" office:value="0" calcext:value-type="float">
            <text:p>0</text:p>
          </table:table-cell>
          <table:table-cell table:formula="of:=IF([.D93]&gt;0;[.D93]-[.B93];&quot;&quot;)">
            <text:p/>
          </table:table-cell>
          <table:table-cell table:formula="of:=IF([.J93]=&quot;&quot;;&quot;&quot;;[.J93]/[.B93])">
            <text:p/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328731536865234" calcext:value-type="float">
            <text:p>0.0328731536865234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99606418609619" calcext:value-type="float">
            <text:p>0.019960641860961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831174850463867" calcext:value-type="float">
            <text:p>0.0083117485046386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342271327972412" calcext:value-type="float">
            <text:p>0.034227132797241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" calcext:value-type="float">
            <text:p>0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1.01872682571411" calcext:value-type="float">
            <text:p>1.01872682571411</text:p>
          </table:table-cell>
          <table:table-cell/>
          <table:table-cell table:formula="of:=IF([.D98]&gt;0;1;0)" office:value-type="float" office:value="0" calcext:value-type="float">
            <text:p>0</text:p>
          </table:table-cell>
          <table:table-cell table:style-name="ce2" table:formula="of:=IF([.D98]&gt;0;[.D98]-[.B98];&quot;&quot;)">
            <text:p/>
          </table:table-cell>
          <table:table-cell table:style-name="ce2" table:formula="of:=IF([.J98]=&quot;&quot;;&quot;&quot;;[.J98]/[.B98])">
            <text:p/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" calcext:value-type="float">
            <text:p>0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1.01595759391785" calcext:value-type="float">
            <text:p>1.01595759391785</text:p>
          </table:table-cell>
          <table:table-cell/>
          <table:table-cell table:formula="of:=IF([.D99]&gt;0;1;0)" office:value-type="float" office:value="0" calcext:value-type="float">
            <text:p>0</text:p>
          </table:table-cell>
          <table:table-cell table:formula="of:=IF([.D99]&gt;0;[.D99]-[.B99];&quot;&quot;)">
            <text:p/>
          </table:table-cell>
          <table:table-cell table:formula="of:=IF([.J99]=&quot;&quot;;&quot;&quot;;[.J99]/[.B99])">
            <text:p/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289480686187744" calcext:value-type="float">
            <text:p>0.028948068618774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5455961227417" calcext:value-type="float">
            <text:p>0.015455961227417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2" table:number-columns-repeated="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30040645599365" calcext:value-type="float">
            <text:p>0.013004064559936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13728046417236" calcext:value-type="float">
            <text:p>0.011372804641723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01663970947266" calcext:value-type="float">
            <text:p>0.020166397094726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5174388885498" calcext:value-type="float">
            <text:p>0.015174388885498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649881362915039" calcext:value-type="float">
            <text:p>0.0064988136291503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159144401550293" calcext:value-type="float">
            <text:p>0.00159144401550293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0944900512695313" calcext:value-type="float">
            <text:p>0.0094490051269531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149109363555908" calcext:value-type="float">
            <text:p>0.014910936355590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4005184173584" calcext:value-type="float">
            <text:p>0.01400518417358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34861373901367" calcext:value-type="float">
            <text:p>0.0234861373901367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" calcext:value-type="float">
            <text:p>0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1.31788039207459" calcext:value-type="float">
            <text:p>1.31788039207459</text:p>
          </table:table-cell>
          <table:table-cell/>
          <table:table-cell table:formula="of:=IF([.D12]&gt;0;1;0)" office:value-type="float" office:value="0" calcext:value-type="float">
            <text:p>0</text:p>
          </table:table-cell>
          <table:table-cell table:style-name="Default" table:formula="of:=IF([.D12]&gt;0;[.D12]-[.B12];&quot;&quot;)">
            <text:p/>
          </table:table-cell>
          <table:table-cell table:style-name="Default" table:formula="of:=IF([.J12]=&quot;&quot;;&quot;&quot;;[.J12]/[.B12])">
            <text:p/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387365818023682" calcext:value-type="float">
            <text:p>0.038736581802368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" calcext:value-type="float">
            <text:p>0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1.33932256698608" calcext:value-type="float">
            <text:p>1.33932256698608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Default" table:formula="of:=IF([.D14]&gt;0;[.D14]-[.B14];&quot;&quot;)">
            <text:p/>
          </table:table-cell>
          <table:table-cell table:style-name="Default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15401744842529" calcext:value-type="float">
            <text:p>0.011540174484252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0858974456787109" calcext:value-type="float">
            <text:p>0.00858974456787109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" calcext:value-type="float">
            <text:p>0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1.34324288368225" calcext:value-type="float">
            <text:p>1.34324288368225</text:p>
          </table:table-cell>
          <table:table-cell/>
          <table:table-cell table:formula="of:=IF([.D17]&gt;0;1;0)" office:value-type="float" office:value="0" calcext:value-type="float">
            <text:p>0</text:p>
          </table:table-cell>
          <table:table-cell table:formula="of:=IF([.D17]&gt;0;[.D17]-[.B17];&quot;&quot;)">
            <text:p/>
          </table:table-cell>
          <table:table-cell table:formula="of:=IF([.J17]=&quot;&quot;;&quot;&quot;;[.J17]/[.B17])">
            <text:p/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" calcext:value-type="float">
            <text:p>0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1.40135645866394" calcext:value-type="float">
            <text:p>1.40135645866394</text:p>
          </table:table-cell>
          <table:table-cell/>
          <table:table-cell table:formula="of:=IF([.D18]&gt;0;1;0)" office:value-type="float" office:value="0" calcext:value-type="float">
            <text:p>0</text:p>
          </table:table-cell>
          <table:table-cell table:style-name="Default" table:formula="of:=IF([.D18]&gt;0;[.D18]-[.B18];&quot;&quot;)">
            <text:p/>
          </table:table-cell>
          <table:table-cell table:style-name="Default" table:formula="of:=IF([.J18]=&quot;&quot;;&quot;&quot;;[.J18]/[.B18])">
            <text:p/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" calcext:value-type="float">
            <text:p>0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1.35660123825073" calcext:value-type="float">
            <text:p>1.35660123825073</text:p>
          </table:table-cell>
          <table:table-cell/>
          <table:table-cell table:formula="of:=IF([.D19]&gt;0;1;0)" office:value-type="float" office:value="0" calcext:value-type="float">
            <text:p>0</text:p>
          </table:table-cell>
          <table:table-cell table:formula="of:=IF([.D19]&gt;0;[.D19]-[.B19];&quot;&quot;)">
            <text:p/>
          </table:table-cell>
          <table:table-cell table:formula="of:=IF([.J19]=&quot;&quot;;&quot;&quot;;[.J19]/[.B19])">
            <text:p/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153417587280273" calcext:value-type="float">
            <text:p>0.0153417587280273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281832218170166" calcext:value-type="float">
            <text:p>0.028183221817016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26895904541016" calcext:value-type="float">
            <text:p>0.012689590454101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306980609893799" calcext:value-type="float">
            <text:p>0.030698060989379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36725807189941" calcext:value-type="float">
            <text:p>0.023672580718994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268313884735107" calcext:value-type="float">
            <text:p>0.026831388473510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168135166168213" calcext:value-type="float">
            <text:p>0.016813516616821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192022323608398" calcext:value-type="float">
            <text:p>0.019202232360839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0839138031005859" calcext:value-type="float">
            <text:p>0.0083913803100585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211129188537598" calcext:value-type="float">
            <text:p>0.021112918853759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256226062774658" calcext:value-type="float">
            <text:p>0.025622606277465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" calcext:value-type="float">
            <text:p>0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1.5009777545929" calcext:value-type="float">
            <text:p>1.5009777545929</text:p>
          </table:table-cell>
          <table:table-cell/>
          <table:table-cell table:formula="of:=IF([.D31]&gt;0;1;0)" office:value-type="float" office:value="0" calcext:value-type="float">
            <text:p>0</text:p>
          </table:table-cell>
          <table:table-cell table:style-name="Default" table:formula="of:=IF([.D31]&gt;0;[.D31]-[.B31];&quot;&quot;)">
            <text:p/>
          </table:table-cell>
          <table:table-cell table:style-name="Default" table:formula="of:=IF([.J31]=&quot;&quot;;&quot;&quot;;[.J31]/[.B31])">
            <text:p/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" calcext:value-type="float">
            <text:p>0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1.33093881607056" calcext:value-type="float">
            <text:p>1.33093881607056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style-name="Default" table:formula="of:=IF([.D32]&gt;0;[.D32]-[.B32];&quot;&quot;)">
            <text:p/>
          </table:table-cell>
          <table:table-cell table:style-name="Default"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129311084747314" calcext:value-type="float">
            <text:p>0.012931108474731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" calcext:value-type="float">
            <text:p>0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1.32206153869629" calcext:value-type="float">
            <text:p>1.32206153869629</text:p>
          </table:table-cell>
          <table:table-cell/>
          <table:table-cell table:formula="of:=IF([.D34]&gt;0;1;0)" office:value-type="float" office:value="0" calcext:value-type="float">
            <text:p>0</text:p>
          </table:table-cell>
          <table:table-cell table:style-name="Default" table:formula="of:=IF([.D34]&gt;0;[.D34]-[.B34];&quot;&quot;)">
            <text:p/>
          </table:table-cell>
          <table:table-cell table:style-name="Default" table:formula="of:=IF([.J34]=&quot;&quot;;&quot;&quot;;[.J34]/[.B34])">
            <text:p/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" calcext:value-type="float">
            <text:p>0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1.43319201469421" calcext:value-type="float">
            <text:p>1.43319201469421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Default" table:formula="of:=IF([.D35]&gt;0;[.D35]-[.B35];&quot;&quot;)">
            <text:p/>
          </table:table-cell>
          <table:table-cell table:style-name="Default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" calcext:value-type="float">
            <text:p>0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1.42256307601929" calcext:value-type="float">
            <text:p>1.42256307601929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Default" table:formula="of:=IF([.D36]&gt;0;[.D36]-[.B36];&quot;&quot;)">
            <text:p/>
          </table:table-cell>
          <table:table-cell table:style-name="Default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" calcext:value-type="float">
            <text:p>0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1.42572331428528" calcext:value-type="float">
            <text:p>1.42572331428528</text:p>
          </table:table-cell>
          <table:table-cell/>
          <table:table-cell table:formula="of:=IF([.D37]&gt;0;1;0)" office:value-type="float" office:value="0" calcext:value-type="float">
            <text:p>0</text:p>
          </table:table-cell>
          <table:table-cell table:style-name="Default" table:formula="of:=IF([.D37]&gt;0;[.D37]-[.B37];&quot;&quot;)">
            <text:p/>
          </table:table-cell>
          <table:table-cell table:style-name="Default" table:formula="of:=IF([.J37]=&quot;&quot;;&quot;&quot;;[.J37]/[.B37])">
            <text:p/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" calcext:value-type="float">
            <text:p>0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1.3823070526123" calcext:value-type="float">
            <text:p>1.3823070526123</text:p>
          </table:table-cell>
          <table:table-cell/>
          <table:table-cell table:formula="of:=IF([.D38]&gt;0;1;0)" office:value-type="float" office:value="0" calcext:value-type="float">
            <text:p>0</text:p>
          </table:table-cell>
          <table:table-cell table:style-name="Default" table:formula="of:=IF([.D38]&gt;0;[.D38]-[.B38];&quot;&quot;)">
            <text:p/>
          </table:table-cell>
          <table:table-cell table:style-name="Default" table:formula="of:=IF([.J38]=&quot;&quot;;&quot;&quot;;[.J38]/[.B38])">
            <text:p/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46167278289795" calcext:value-type="float">
            <text:p>0.014616727828979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255908966064453" calcext:value-type="float">
            <text:p>0.0255908966064453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126821994781494" calcext:value-type="float">
            <text:p>0.0126821994781494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84068775177002" calcext:value-type="float">
            <text:p>0.0084068775177002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" calcext:value-type="float">
            <text:p>0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1.44540214538574" calcext:value-type="float">
            <text:p>1.44540214538574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style-name="Default" table:formula="of:=IF([.D43]&gt;0;[.D43]-[.B43];&quot;&quot;)">
            <text:p/>
          </table:table-cell>
          <table:table-cell table:style-name="Default"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51891708374023" calcext:value-type="float">
            <text:p>0.015189170837402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716662406921387" calcext:value-type="float">
            <text:p>0.00716662406921387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234880447387695" calcext:value-type="float">
            <text:p>0.0234880447387695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20728015899658" calcext:value-type="float">
            <text:p>0.012072801589965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0923728942871094" calcext:value-type="float">
            <text:p>0.00923728942871094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" calcext:value-type="float">
            <text:p>0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1.39271187782288" calcext:value-type="float">
            <text:p>1.39271187782288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Default" table:formula="of:=IF([.D49]&gt;0;[.D49]-[.B49];&quot;&quot;)">
            <text:p/>
          </table:table-cell>
          <table:table-cell table:style-name="Default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280094146728516" calcext:value-type="float">
            <text:p>0.00280094146728516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" calcext:value-type="float">
            <text:p>0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1.38547611236572" calcext:value-type="float">
            <text:p>1.38547611236572</text:p>
          </table:table-cell>
          <table:table-cell/>
          <table:table-cell table:formula="of:=IF([.D51]&gt;0;1;0)" office:value-type="float" office:value="0" calcext:value-type="float">
            <text:p>0</text:p>
          </table:table-cell>
          <table:table-cell table:formula="of:=IF([.D51]&gt;0;[.D51]-[.B51];&quot;&quot;)">
            <text:p/>
          </table:table-cell>
          <table:table-cell table:formula="of:=IF([.J51]=&quot;&quot;;&quot;&quot;;[.J51]/[.B51])">
            <text:p/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32996940612793" calcext:value-type="float">
            <text:p>0.0232996940612793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" calcext:value-type="float">
            <text:p>0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1.43245816230774" calcext:value-type="float">
            <text:p>1.43245816230774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92792415618897" calcext:value-type="float">
            <text:p>0.019279241561889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204856395721436" calcext:value-type="float">
            <text:p>0.020485639572143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" calcext:value-type="float">
            <text:p>0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1.37625026702881" calcext:value-type="float">
            <text:p>1.37625026702881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70497989654541" calcext:value-type="float">
            <text:p>0.007049798965454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" calcext:value-type="float">
            <text:p>0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1.42184281349182" calcext:value-type="float">
            <text:p>1.42184281349182</text:p>
          </table:table-cell>
          <table:table-cell/>
          <table:table-cell table:formula="of:=IF([.D58]&gt;0;1;0)" office:value-type="float" office:value="0" calcext:value-type="float">
            <text:p>0</text:p>
          </table:table-cell>
          <table:table-cell table:formula="of:=IF([.D58]&gt;0;[.D58]-[.B58];&quot;&quot;)">
            <text:p/>
          </table:table-cell>
          <table:table-cell table:formula="of:=IF([.J58]=&quot;&quot;;&quot;&quot;;[.J58]/[.B58])">
            <text:p/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113530158996582" calcext:value-type="float">
            <text:p>0.0113530158996582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62770748138428" calcext:value-type="float">
            <text:p>0.016277074813842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126805305480957" calcext:value-type="float">
            <text:p>0.0126805305480957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311667919158936" calcext:value-type="float">
            <text:p>0.031166791915893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" calcext:value-type="float">
            <text:p>0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1.42452764511108" calcext:value-type="float">
            <text:p>1.42452764511108</text:p>
          </table:table-cell>
          <table:table-cell/>
          <table:table-cell table:formula="of:=IF([.D63]&gt;0;1;0)" office:value-type="float" office:value="0" calcext:value-type="float">
            <text:p>0</text:p>
          </table:table-cell>
          <table:table-cell table:formula="of:=IF([.D63]&gt;0;[.D63]-[.B63];&quot;&quot;)">
            <text:p/>
          </table:table-cell>
          <table:table-cell table:formula="of:=IF([.J63]=&quot;&quot;;&quot;&quot;;[.J63]/[.B63])">
            <text:p/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24712085723877" calcext:value-type="float">
            <text:p>0.02471208572387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316832065582275" calcext:value-type="float">
            <text:p>0.031683206558227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137512683868408" calcext:value-type="float">
            <text:p>0.013751268386840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" calcext:value-type="float">
            <text:p>0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1.46791005134583" calcext:value-type="float">
            <text:p>1.46791005134583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38323307037354" calcext:value-type="float">
            <text:p>0.0138323307037354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138349533081055" calcext:value-type="float">
            <text:p>0.013834953308105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" calcext:value-type="float">
            <text:p>0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1.4143660068512" calcext:value-type="float">
            <text:p>1.4143660068512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formula="of:=IF([.D70]&gt;0;[.D70]-[.B70];&quot;&quot;)">
            <text:p/>
          </table:table-cell>
          <table:table-cell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305676460266113" calcext:value-type="float">
            <text:p>0.030567646026611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234589576721191" calcext:value-type="float">
            <text:p>0.023458957672119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359871387481689" calcext:value-type="float">
            <text:p>0.035987138748168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1442551612854" calcext:value-type="float">
            <text:p>0.01442551612854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138189792633057" calcext:value-type="float">
            <text:p>0.013818979263305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109415054321289" calcext:value-type="float">
            <text:p>0.010941505432128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178134441375732" calcext:value-type="float">
            <text:p>0.0178134441375732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397987365722656" calcext:value-type="float">
            <text:p>0.039798736572265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47950649261475" calcext:value-type="float">
            <text:p>0.0147950649261475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" calcext:value-type="float">
            <text:p>0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1.38482546806335" calcext:value-type="float">
            <text:p>1.38482546806335</text:p>
          </table:table-cell>
          <table:table-cell/>
          <table:table-cell table:formula="of:=IF([.D80]&gt;0;1;0)" office:value-type="float" office:value="0" calcext:value-type="float">
            <text:p>0</text:p>
          </table:table-cell>
          <table:table-cell table:formula="of:=IF([.D80]&gt;0;[.D80]-[.B80];&quot;&quot;)">
            <text:p/>
          </table:table-cell>
          <table:table-cell table:formula="of:=IF([.J80]=&quot;&quot;;&quot;&quot;;[.J80]/[.B80])">
            <text:p/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306224822998047" calcext:value-type="float">
            <text:p>0.030622482299804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0909161567687988" calcext:value-type="float">
            <text:p>0.0090916156768798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165197849273682" calcext:value-type="float">
            <text:p>0.016519784927368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" calcext:value-type="float">
            <text:p>0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1.39387202262878" calcext:value-type="float">
            <text:p>1.39387202262878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607371330261231" calcext:value-type="float">
            <text:p>0.00607371330261231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558280944824219" calcext:value-type="float">
            <text:p>0.00558280944824219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104091167449951" calcext:value-type="float">
            <text:p>0.0104091167449951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29172801971436" calcext:value-type="float">
            <text:p>0.0129172801971436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37235832214356" calcext:value-type="float">
            <text:p>0.0043723583221435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" calcext:value-type="float">
            <text:p>0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1.33565092086792" calcext:value-type="float">
            <text:p>1.33565092086792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formula="of:=IF([.D90]&gt;0;[.D90]-[.B90];&quot;&quot;)">
            <text:p/>
          </table:table-cell>
          <table:table-cell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" calcext:value-type="float">
            <text:p>0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1.3473436832428" calcext:value-type="float">
            <text:p>1.3473436832428</text:p>
          </table:table-cell>
          <table:table-cell/>
          <table:table-cell table:formula="of:=IF([.D91]&gt;0;1;0)" office:value-type="float" office:value="0" calcext:value-type="float">
            <text:p>0</text:p>
          </table:table-cell>
          <table:table-cell table:formula="of:=IF([.D91]&gt;0;[.D91]-[.B91];&quot;&quot;)">
            <text:p/>
          </table:table-cell>
          <table:table-cell table:formula="of:=IF([.J91]=&quot;&quot;;&quot;&quot;;[.J91]/[.B91])">
            <text:p/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333154201507568" calcext:value-type="float">
            <text:p>0.0333154201507568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496001243591309" calcext:value-type="float">
            <text:p>0.049600124359130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847077369689941" calcext:value-type="float">
            <text:p>0.00847077369689941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92849540710449" calcext:value-type="float">
            <text:p>0.0029284954071044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84645462036133" calcext:value-type="float">
            <text:p>0.0384645462036133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" calcext:value-type="float">
            <text:p>0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1.35611009597778" calcext:value-type="float">
            <text:p>1.35611009597778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32274627685547" calcext:value-type="float">
            <text:p>0.0132274627685547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0776410102844238" calcext:value-type="float">
            <text:p>0.0077641010284423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372755527496338" calcext:value-type="float">
            <text:p>0.0372755527496338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136165618896484" calcext:value-type="float">
            <text:p>0.013616561889648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42086410522461" calcext:value-type="float">
            <text:p>0.242086410522461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482676029205322" calcext:value-type="float">
            <text:p>0.482676029205322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2.06493711471558" calcext:value-type="float">
            <text:p>2.06493711471558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2.08666777610779" calcext:value-type="float">
            <text:p>2.08666777610779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839220285415649" calcext:value-type="float">
            <text:p>0.83922028541564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558115720748901" calcext:value-type="float">
            <text:p>0.5581157207489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403477350870768" calcext:value-type="float">
            <text:p>0.00403477350870768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804460048675537" calcext:value-type="float">
            <text:p>0.00804460048675537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344156185785929" calcext:value-type="float">
            <text:p>0.0344156185785929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347777962684631" calcext:value-type="float">
            <text:p>0.0347777962684631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39870047569275" calcext:value-type="float">
            <text:p>0.0139870047569275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0930192867914836" calcext:value-type="float">
            <text:p>0.009301928679148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100" calcext:value-type="float">
            <text:p>100</text:p>
          </table:table-cell>
          <table:table-cell table:style-name="ce1" table:formula="of:=AVERAGE([$results_128.$K$2:.$K$51])*100" office:value-type="float" office:value="30.4788333630719" calcext:value-type="float">
            <text:p>30.479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100" calcext:value-type="float">
            <text:p>100</text:p>
          </table:table-cell>
          <table:table-cell table:style-name="ce1" table:formula="of:=AVERAGE([$results_256.$K$2:.$K$51])*100" office:value-type="float" office:value="34.5137680191846" calcext:value-type="float">
            <text:p>34.514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100" calcext:value-type="float">
            <text:p>100</text:p>
          </table:table-cell>
          <table:table-cell table:style-name="ce1" table:formula="of:=AVERAGE([$results_512.$K$2:.$K$51])*100" office:value-type="float" office:value="47.7445213247523" calcext:value-type="float">
            <text:p>47.745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82" calcext:value-type="float">
            <text:p>82</text:p>
          </table:table-cell>
          <table:table-cell table:style-name="ce1" table:formula="of:=AVERAGE([$results_1024.$K$2:.$K$51])*100" office:value-type="float" office:value="109.119308508098" calcext:value-type="float">
            <text:p>109.119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70" calcext:value-type="float">
            <text:p>70</text:p>
          </table:table-cell>
          <table:table-cell table:style-name="ce1" table:formula="of:=AVERAGE([$results_2048.$K$2:.$K$51])*100" office:value-type="float" office:value="72.4400886118535" calcext:value-type="float">
            <text:p>72.44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92" calcext:value-type="float">
            <text:p>92</text:p>
          </table:table-cell>
          <table:table-cell table:formula="of:=AVERAGE([.C17:.C22])" office:value-type="float" office:value="52.0656191241219" calcext:value-type="float">
            <text:p>52.0656191241219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2:34:59.6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4-04T13:24:57.915000000</dc:date>
    <meta:editing-duration>PT5H25M27S</meta:editing-duration>
    <meta:editing-cycles>48</meta:editing-cycles>
    <meta:generator>LibreOffice/7.6.1.2$Windows_X86_64 LibreOffice_project/f5defcebd022c5bc36bbb79be232cb6926d8f674</meta:generator>
    <meta:document-statistic meta:table-count="14" meta:cell-count="63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Rounded MT Bold'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Arial Rounded MT Bold'" style:font-style-name="Normal"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'Arial Rounded MT Bold'" style:font-style-name="Normal"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ChartDash_20_4"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ChartDash_20_6" svg:stroke-width="0.035cm" svg:stroke-color="#111111" draw:fill-color="#111111"/>
      <style:text-properties fo:font-size="10pt" style:font-size-asian="10pt" style:font-size-complex="10pt"/>
    </style:style>
    <style:style style:name="ch15" style:family="chart">
      <style:graphic-properties svg:stroke-color="#ffffff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91cm" svg:height="13.356cm" xlink:href=".." xlink:type="simple" chart:class="chart:line" chart:style-name="ch1">
        <chart:title svg:x="5.774cm" svg:y="0.357cm" chart:style-name="ch2">
          <text:p>Convergence</text:p>
        </chart:title>
        <chart:legend chart:legend-position="bottom" svg:x="0cm" svg:y="12.666cm" style:legend-expansion="custom" svg:width="16.591cm" svg:height="0.689cm" style:legend-expansion-aspect-ratio="24.0798258345428" chart:style-name="ch3"/>
        <chart:plot-area chart:style-name="ch4" table:cell-range-address="loss_analysis.A2:loss_analysis.AE8" chart:data-source-has-labels="both" svg:x="1.06cm" svg:y="0.264cm" svg:width="15.212cm" svg:height="11.212cm">
          <chart:coordinate-region svg:x="1.814cm" svg:y="0.483cm" svg:width="14.258cm" svg:height="10.306cm"/>
          <chart:axis chart:dimension="x" chart:name="primary-x" chart:style-name="ch5" chartooo:axis-type="auto">
            <chartooo:date-scale/>
            <chart:title svg:x="7.433cm" svg:y="11.455cm" chart:style-name="ch6">
              <text:p>Epochs</text:p>
            </chart:title>
            <chart:categories table:cell-range-address="loss_analysis.B2:loss_analysis.AE2"/>
          </chart:axis>
          <chart:axis chart:dimension="y" chart:name="primary-y" chart:style-name="ch7">
            <chart:title svg:x="0.001cm" svg:y="6.804cm" chart:style-name="ch8">
              <text:p>Loss</text:p>
            </chart:title>
          </chart:axis>
          <chart:series chart:style-name="ch9" chart:values-cell-range-address="loss_analysis.B3:loss_analysis.AE3" chart:label-cell-address="loss_analysis.A3:loss_analysis.A3" chart:class="chart:line">
            <chart:data-point chart:repeated="30"/>
          </chart:series>
          <chart:series chart:style-name="ch10" chart:values-cell-range-address="loss_analysis.B4:loss_analysis.AE4" chart:label-cell-address="loss_analysis.A4:loss_analysis.A4" chart:class="chart:line">
            <chart:data-point chart:repeated="30"/>
          </chart:series>
          <chart:series chart:style-name="ch11" chart:values-cell-range-address="loss_analysis.B5:loss_analysis.AE5" chart:label-cell-address="loss_analysis.A5:loss_analysis.A5" chart:class="chart:line">
            <chart:data-point chart:repeated="30"/>
          </chart:series>
          <chart:series chart:style-name="ch12" chart:values-cell-range-address="loss_analysis.B6:loss_analysis.AE6" chart:label-cell-address="loss_analysis.A6:loss_analysis.A6" chart:class="chart:line">
            <chart:data-point chart:repeated="30"/>
          </chart:series>
          <chart:series chart:style-name="ch13" chart:values-cell-range-address="loss_analysis.B7:loss_analysis.AE7" chart:label-cell-address="loss_analysis.A7:loss_analysis.A7" chart:class="chart:line">
            <chart:data-point chart:repeated="30"/>
          </chart:series>
          <chart:series chart:style-name="ch14" chart:values-cell-range-address="loss_analysis.B8:loss_analysis.AE8" chart:label-cell-address="loss_analysis.A8:loss_analysis.A8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oss_analysis.B2:loss_analysis.A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loss_analysis.A3:loss_analysis.A3</svg:desc>
                </draw:g>
              </table:table-cell>
              <table:table-cell office:value-type="float" office:value="NaN">
                <text:p>NaN</text:p>
                <draw:g>
                  <svg:desc>loss_analysis.B3:loss_analysis.A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7</text:p>
                <draw:g>
                  <svg:desc>loss_analysis.A4:loss_analysis.A4</svg:desc>
                </draw:g>
              </table:table-cell>
              <table:table-cell office:value-type="float" office:value="NaN">
                <text:p>NaN</text:p>
                <draw:g>
                  <svg:desc>loss_analysis.B4:loss_analysis.A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</text:p>
                <draw:g>
                  <svg:desc>loss_analysis.A5:loss_analysis.A5</svg:desc>
                </draw:g>
              </table:table-cell>
              <table:table-cell office:value-type="float" office:value="NaN">
                <text:p>NaN</text:p>
                <draw:g>
                  <svg:desc>loss_analysis.B5:loss_analysis.AE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9</text:p>
                <draw:g>
                  <svg:desc>loss_analysis.A6:loss_analysis.A6</svg:desc>
                </draw:g>
              </table:table-cell>
              <table:table-cell office:value-type="float" office:value="NaN">
                <text:p>NaN</text:p>
                <draw:g>
                  <svg:desc>loss_analysis.B6:loss_analysis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0</text:p>
                <draw:g>
                  <svg:desc>loss_analysis.A7:loss_analysis.A7</svg:desc>
                </draw:g>
              </table:table-cell>
              <table:table-cell office:value-type="float" office:value="NaN">
                <text:p>NaN</text:p>
                <draw:g>
                  <svg:desc>loss_analysis.B7:loss_analysis.A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1</text:p>
                <draw:g>
                  <svg:desc>loss_analysis.A8:loss_analysis.A8</svg:desc>
                </draw:g>
              </table:table-cell>
              <table:table-cell office:value-type="float" office:value="NaN">
                <text:p>NaN</text:p>
                <draw:g>
                  <svg:desc>loss_analysis.B8:loss_analysis.A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300%" draw:distance="100%"/>
    <draw:stroke-dash draw:name="ChartDash_20_3" draw:display-name="ChartDash 3" draw:style="rect" draw:dots1="1" draw:dots1-length="400%" draw:distance="300%"/>
    <draw:stroke-dash draw:name="ChartDash_20_4" draw:display-name="ChartDash 4" draw:style="rect" draw:dots1="1" draw:dots1-length="300%" draw:dots2="1" draw:dots2-length="100%" draw:distance="100%"/>
    <draw:stroke-dash draw:name="ChartDash_20_5" draw:display-name="ChartDash 5" draw:style="round" draw:dots1="1" draw:dots1-length="201%" draw:distance="199%"/>
    <draw:stroke-dash draw:name="ChartDash_20_6" draw:display-name="ChartDash 6" draw:style="rect" draw:dots1="1" draw:dots1-length="8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9:results_analysis.D15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403477350870768">
                <text:p>0.00403477350870768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804460048675537">
                <text:p>0.00804460048675537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344156185785929">
                <text:p>0.0344156185785929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347777962684631">
                <text:p>0.0347777962684631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39870047569275">
                <text:p>0.0139870047569275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0930192867914836">
                <text:p>0.009301928679148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13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0.4788333630719">
                <text:p>30.4788333630719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34.5137680191846">
                <text:p>34.5137680191846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7.7445213247523">
                <text:p>47.7445213247523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9.119308508098">
                <text:p>109.11930850809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2.4400886118535">
                <text:p>72.4400886118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